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.78">
            <text:p>10.78</text:p>
          </table:table-cell>
          <table:table-cell>
            <draw:frame table:end-cell-address="Tabelle1.J22" table:end-x="0.1154in" table:end-y="0.0665in" draw:z-index="0" draw:style-name="gr1" draw:text-style-name="P1" svg:width="6.2988in" svg:height="3.5429in" svg:x="0.0398in" svg:y="0.0394in">
              <draw:object draw:notify-on-update-of-ranges="Tabelle1.A1:Tabelle1.A1200 Tabelle1.B1:Tabelle1.B12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.4">
            <text:p>14.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74">
            <text:p>14.74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6.76">
            <text:p>16.7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8">
            <text:p>17.8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82">
            <text:p>18.82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9.54">
            <text:p>19.54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1">
            <text:p>21.1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2.7">
            <text:p>22.7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2.34">
            <text:p>22.34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3.5">
            <text:p>23.5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5.56">
            <text:p>25.56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6.54">
            <text:p>26.54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27.38">
            <text:p>27.38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29.62">
            <text:p>29.62</text:p>
          </table:table-cell>
          <table:table-cell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29.26">
            <text:p>29.26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0.68">
            <text:p>30.68</text:p>
          </table:table-cell>
          <table:table-cell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34.32">
            <text:p>34.32</text:p>
          </table:table-cell>
          <table:table-cell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35.84">
            <text:p>35.84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37.08">
            <text:p>37.08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39.58">
            <text:p>39.58</text:p>
          </table:table-cell>
          <table:table-cell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41.42">
            <text:p>41.42</text:p>
          </table:table-cell>
          <table:table-cell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43.08">
            <text:p>43.08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4.48">
            <text:p>44.48</text:p>
          </table:table-cell>
          <table:table-cell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43.88">
            <text:p>43.88</text:p>
          </table:table-cell>
          <table:table-cell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47.56">
            <text:p>47.56</text:p>
          </table:table-cell>
          <table:table-cell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47.6">
            <text:p>47.6</text:p>
          </table:table-cell>
          <table:table-cell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49.24">
            <text:p>49.24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50.86">
            <text:p>50.86</text:p>
          </table:table-cell>
          <table:table-cell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52.38">
            <text:p>52.38</text:p>
          </table:table-cell>
          <table:table-cell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52.4">
            <text:p>52.4</text:p>
          </table:table-cell>
          <table:table-cell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53.64">
            <text:p>53.64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54.46">
            <text:p>54.46</text:p>
          </table:table-cell>
          <table:table-cell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54.88">
            <text:p>54.88</text:p>
          </table:table-cell>
          <table:table-cell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55.66">
            <text:p>55.66</text:p>
          </table:table-cell>
          <table:table-cell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6.88">
            <text:p>56.88</text:p>
          </table:table-cell>
          <table:table-cell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58.48">
            <text:p>58.48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7.48">
            <text:p>57.48</text:p>
          </table:table-cell>
          <table:table-cell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57.98">
            <text:p>57.98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60.14">
            <text:p>60.14</text:p>
          </table:table-cell>
          <table:table-cell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61.54">
            <text:p>61.54</text:p>
          </table:table-cell>
          <table:table-cell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61.36">
            <text:p>61.36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62.94">
            <text:p>62.94</text:p>
          </table:table-cell>
          <table:table-cell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62.96">
            <text:p>62.96</text:p>
          </table:table-cell>
          <table:table-cell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4.64">
            <text:p>64.64</text:p>
          </table:table-cell>
          <table:table-cell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63.86">
            <text:p>63.86</text:p>
          </table:table-cell>
          <table:table-cell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64.44">
            <text:p>64.44</text:p>
          </table:table-cell>
          <table:table-cell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65.1">
            <text:p>65.1</text:p>
          </table:table-cell>
          <table:table-cell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66.56">
            <text:p>66.56</text:p>
          </table:table-cell>
          <table:table-cell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67.68">
            <text:p>67.68</text:p>
          </table:table-cell>
          <table:table-cell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67.68">
            <text:p>67.68</text:p>
          </table:table-cell>
          <table:table-cell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67.78">
            <text:p>67.78</text:p>
          </table:table-cell>
          <table:table-cell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67.48">
            <text:p>67.48</text:p>
          </table:table-cell>
          <table:table-cell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68.34">
            <text:p>68.34</text:p>
          </table:table-cell>
          <table:table-cell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68.44">
            <text:p>68.44</text:p>
          </table:table-cell>
          <table:table-cell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67.32">
            <text:p>67.32</text:p>
          </table:table-cell>
          <table:table-cell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68.72">
            <text:p>68.72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70.08">
            <text:p>70.08</text:p>
          </table:table-cell>
          <table:table-cell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69.98">
            <text:p>69.98</text:p>
          </table:table-cell>
          <table:table-cell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70.38">
            <text:p>70.38</text:p>
          </table:table-cell>
          <table:table-cell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71.36">
            <text:p>71.36</text:p>
          </table:table-cell>
          <table:table-cell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69.68">
            <text:p>69.68</text:p>
          </table:table-cell>
          <table:table-cell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72.78">
            <text:p>72.78</text:p>
          </table:table-cell>
          <table:table-cell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71.18">
            <text:p>71.18</text:p>
          </table:table-cell>
          <table:table-cell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72.52">
            <text:p>72.52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73.06">
            <text:p>73.06</text:p>
          </table:table-cell>
          <table:table-cell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71.62">
            <text:p>71.62</text:p>
          </table:table-cell>
          <table:table-cell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72.82">
            <text:p>72.82</text:p>
          </table:table-cell>
          <table:table-cell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73.04">
            <text:p>73.04</text:p>
          </table:table-cell>
          <table:table-cell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72.64">
            <text:p>72.64</text:p>
          </table:table-cell>
          <table:table-cell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73.42">
            <text:p>73.42</text:p>
          </table:table-cell>
          <table:table-cell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73.72">
            <text:p>73.72</text:p>
          </table:table-cell>
          <table:table-cell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73.84">
            <text:p>73.84</text:p>
          </table:table-cell>
          <table:table-cell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73.54">
            <text:p>73.54</text:p>
          </table:table-cell>
          <table:table-cell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74.74">
            <text:p>74.74</text:p>
          </table:table-cell>
          <table:table-cell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73.96">
            <text:p>73.96</text:p>
          </table:table-cell>
          <table:table-cell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74.56">
            <text:p>74.56</text:p>
          </table:table-cell>
          <table:table-cell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72.74">
            <text:p>72.74</text:p>
          </table:table-cell>
          <table:table-cell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73.22">
            <text:p>73.22</text:p>
          </table:table-cell>
          <table:table-cell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73.72">
            <text:p>73.72</text:p>
          </table:table-cell>
          <table:table-cell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74.34">
            <text:p>74.34</text:p>
          </table:table-cell>
          <table:table-cell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74.52">
            <text:p>74.52</text:p>
          </table:table-cell>
          <table:table-cell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74.14">
            <text:p>74.14</text:p>
          </table:table-cell>
          <table:table-cell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74.26">
            <text:p>74.26</text:p>
          </table:table-cell>
          <table:table-cell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74.54">
            <text:p>74.54</text:p>
          </table:table-cell>
          <table:table-cell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75.5">
            <text:p>75.5</text:p>
          </table:table-cell>
          <table:table-cell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76.8">
            <text:p>76.8</text:p>
          </table:table-cell>
          <table:table-cell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76.38">
            <text:p>76.38</text:p>
          </table:table-cell>
          <table:table-cell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74.08">
            <text:p>74.08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5.96">
            <text:p>75.96</text:p>
          </table:table-cell>
          <table:table-cell/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74.34">
            <text:p>74.34</text:p>
          </table:table-cell>
          <table:table-cell/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76.28">
            <text:p>76.28</text:p>
          </table:table-cell>
          <table:table-cell/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75.34">
            <text:p>75.34</text:p>
          </table:table-cell>
          <table:table-cell/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76.38">
            <text:p>76.38</text:p>
          </table:table-cell>
          <table:table-cell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76.62">
            <text:p>76.62</text:p>
          </table:table-cell>
          <table:table-cell/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76.92">
            <text:p>76.92</text:p>
          </table:table-cell>
          <table:table-cell/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77.42">
            <text:p>77.42</text:p>
          </table:table-cell>
          <table:table-cell/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76.84">
            <text:p>76.84</text:p>
          </table:table-cell>
          <table:table-cell/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76.88">
            <text:p>76.88</text:p>
          </table:table-cell>
          <table:table-cell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77.04">
            <text:p>77.04</text:p>
          </table:table-cell>
          <table:table-cell/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76.96">
            <text:p>76.96</text:p>
          </table:table-cell>
          <table:table-cell/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78.12">
            <text:p>78.12</text:p>
          </table:table-cell>
          <table:table-cell/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78.06">
            <text:p>78.06</text:p>
          </table:table-cell>
          <table:table-cell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78.56">
            <text:p>78.56</text:p>
          </table:table-cell>
          <table:table-cell/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77.54">
            <text:p>77.54</text:p>
          </table:table-cell>
          <table:table-cell/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77.56">
            <text:p>77.56</text:p>
          </table:table-cell>
          <table:table-cell/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78.56">
            <text:p>78.56</text:p>
          </table:table-cell>
          <table:table-cell/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79.6">
            <text:p>79.6</text:p>
          </table:table-cell>
          <table:table-cell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78.64">
            <text:p>78.64</text:p>
          </table:table-cell>
          <table:table-cell/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78.24">
            <text:p>78.24</text:p>
          </table:table-cell>
          <table:table-cell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78.18">
            <text:p>78.18</text:p>
          </table:table-cell>
          <table:table-cell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80.32">
            <text:p>80.32</text:p>
          </table:table-cell>
          <table:table-cell/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78.32">
            <text:p>78.32</text:p>
          </table:table-cell>
          <table:table-cell/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79.42">
            <text:p>79.42</text:p>
          </table:table-cell>
          <table:table-cell/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77.82">
            <text:p>77.82</text:p>
          </table:table-cell>
          <table:table-cell/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78.76">
            <text:p>78.76</text:p>
          </table:table-cell>
          <table:table-cell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78.36">
            <text:p>78.36</text:p>
          </table:table-cell>
          <table:table-cell/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79.86">
            <text:p>79.86</text:p>
          </table:table-cell>
          <table:table-cell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78.92">
            <text:p>78.92</text:p>
          </table:table-cell>
          <table:table-cell/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78.12">
            <text:p>78.12</text:p>
          </table:table-cell>
          <table:table-cell/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78.86">
            <text:p>78.86</text:p>
          </table:table-cell>
          <table:table-cell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79.22">
            <text:p>79.22</text:p>
          </table:table-cell>
          <table:table-cell/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79.72">
            <text:p>79.72</text:p>
          </table:table-cell>
          <table:table-cell/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79.06">
            <text:p>79.06</text:p>
          </table:table-cell>
          <table:table-cell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78.96">
            <text:p>78.96</text:p>
          </table:table-cell>
          <table:table-cell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79.48">
            <text:p>79.48</text:p>
          </table:table-cell>
          <table:table-cell/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78.6">
            <text:p>78.6</text:p>
          </table:table-cell>
          <table:table-cell/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79.58">
            <text:p>79.58</text:p>
          </table:table-cell>
          <table:table-cell/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79.38">
            <text:p>79.38</text:p>
          </table:table-cell>
          <table:table-cell/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79.28">
            <text:p>79.28</text:p>
          </table:table-cell>
          <table:table-cell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79.5">
            <text:p>79.5</text:p>
          </table:table-cell>
          <table:table-cell/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79.06">
            <text:p>79.06</text:p>
          </table:table-cell>
          <table:table-cell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79.22">
            <text:p>79.22</text:p>
          </table:table-cell>
          <table:table-cell/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79.98">
            <text:p>79.98</text:p>
          </table:table-cell>
          <table:table-cell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78.86">
            <text:p>78.86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80.72">
            <text:p>80.72</text:p>
          </table:table-cell>
          <table:table-cell/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79.98">
            <text:p>79.98</text:p>
          </table:table-cell>
          <table:table-cell/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80.74">
            <text:p>80.74</text:p>
          </table:table-cell>
          <table:table-cell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79.18">
            <text:p>79.18</text:p>
          </table:table-cell>
          <table:table-cell/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80.18">
            <text:p>80.18</text:p>
          </table:table-cell>
          <table:table-cell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79.84">
            <text:p>79.84</text:p>
          </table:table-cell>
          <table:table-cell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79.5">
            <text:p>79.5</text:p>
          </table:table-cell>
          <table:table-cell/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79.58">
            <text:p>79.58</text:p>
          </table:table-cell>
          <table:table-cell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80.68">
            <text:p>80.68</text:p>
          </table:table-cell>
          <table:table-cell/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80.1">
            <text:p>80.1</text:p>
          </table:table-cell>
          <table:table-cell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81.22">
            <text:p>81.22</text:p>
          </table:table-cell>
          <table:table-cell/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81.6">
            <text:p>81.6</text:p>
          </table:table-cell>
          <table:table-cell/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80.82">
            <text:p>80.82</text:p>
          </table:table-cell>
          <table:table-cell/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81.02">
            <text:p>81.02</text:p>
          </table:table-cell>
          <table:table-cell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80.74">
            <text:p>80.74</text:p>
          </table:table-cell>
          <table:table-cell/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80.9">
            <text:p>80.9</text:p>
          </table:table-cell>
          <table:table-cell/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81.58">
            <text:p>81.58</text:p>
          </table:table-cell>
          <table:table-cell/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81.1">
            <text:p>81.1</text:p>
          </table:table-cell>
          <table:table-cell/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81.26">
            <text:p>81.26</text:p>
          </table:table-cell>
          <table:table-cell/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81.12">
            <text:p>81.12</text:p>
          </table:table-cell>
          <table:table-cell/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81.74">
            <text:p>81.74</text:p>
          </table:table-cell>
          <table:table-cell/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81.88">
            <text:p>81.88</text:p>
          </table:table-cell>
          <table:table-cell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81.18">
            <text:p>81.18</text:p>
          </table:table-cell>
          <table:table-cell/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80.3">
            <text:p>80.3</text:p>
          </table:table-cell>
          <table:table-cell/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81.42">
            <text:p>81.42</text:p>
          </table:table-cell>
          <table:table-cell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81.14">
            <text:p>81.14</text:p>
          </table:table-cell>
          <table:table-cell/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81.04">
            <text:p>81.04</text:p>
          </table:table-cell>
          <table:table-cell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80.94">
            <text:p>80.94</text:p>
          </table:table-cell>
          <table:table-cell/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82.34">
            <text:p>82.34</text:p>
          </table:table-cell>
          <table:table-cell/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80.98">
            <text:p>80.98</text:p>
          </table:table-cell>
          <table:table-cell/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80.34">
            <text:p>80.34</text:p>
          </table:table-cell>
          <table:table-cell/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81.54">
            <text:p>81.54</text:p>
          </table:table-cell>
          <table:table-cell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82.22">
            <text:p>82.22</text:p>
          </table:table-cell>
          <table:table-cell/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82.06">
            <text:p>82.06</text:p>
          </table:table-cell>
          <table:table-cell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81.18">
            <text:p>81.18</text:p>
          </table:table-cell>
          <table:table-cell/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81.98">
            <text:p>81.98</text:p>
          </table:table-cell>
          <table:table-cell/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81.12">
            <text:p>81.12</text:p>
          </table:table-cell>
          <table:table-cell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82.02">
            <text:p>82.02</text:p>
          </table:table-cell>
          <table:table-cell/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81.72">
            <text:p>81.72</text:p>
          </table:table-cell>
          <table:table-cell/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82.38">
            <text:p>82.38</text:p>
          </table:table-cell>
          <table:table-cell/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81.54">
            <text:p>81.54</text:p>
          </table:table-cell>
          <table:table-cell/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80.88">
            <text:p>80.88</text:p>
          </table:table-cell>
          <table:table-cell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82.46">
            <text:p>82.46</text:p>
          </table:table-cell>
          <table:table-cell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82.02">
            <text:p>82.02</text:p>
          </table:table-cell>
          <table:table-cell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83.28">
            <text:p>83.28</text:p>
          </table:table-cell>
          <table:table-cell/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82.78">
            <text:p>82.78</text:p>
          </table:table-cell>
          <table:table-cell/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82.82">
            <text:p>82.82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82.26">
            <text:p>82.26</text:p>
          </table:table-cell>
          <table:table-cell/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82.08">
            <text:p>82.08</text:p>
          </table:table-cell>
          <table:table-cell/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82.44">
            <text:p>82.44</text:p>
          </table:table-cell>
          <table:table-cell/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82.38">
            <text:p>82.38</text:p>
          </table:table-cell>
          <table:table-cell/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83.16">
            <text:p>83.16</text:p>
          </table:table-cell>
          <table:table-cell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82.42">
            <text:p>82.42</text:p>
          </table:table-cell>
          <table:table-cell/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83.64">
            <text:p>83.64</text:p>
          </table:table-cell>
          <table:table-cell/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82.74">
            <text:p>82.74</text:p>
          </table:table-cell>
          <table:table-cell/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83.52">
            <text:p>83.52</text:p>
          </table:table-cell>
          <table:table-cell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82.94">
            <text:p>82.94</text:p>
          </table:table-cell>
          <table:table-cell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83.22">
            <text:p>83.22</text:p>
          </table:table-cell>
          <table:table-cell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82.88">
            <text:p>82.88</text:p>
          </table:table-cell>
          <table:table-cell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82.98">
            <text:p>82.98</text:p>
          </table:table-cell>
          <table:table-cell/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83.22">
            <text:p>83.22</text:p>
          </table:table-cell>
          <table:table-cell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81.88">
            <text:p>81.88</text:p>
          </table:table-cell>
          <table:table-cell/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81.28">
            <text:p>81.28</text:p>
          </table:table-cell>
          <table:table-cell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83.18">
            <text:p>83.18</text:p>
          </table:table-cell>
          <table:table-cell/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82.12">
            <text:p>82.12</text:p>
          </table:table-cell>
          <table:table-cell/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82.56">
            <text:p>82.56</text:p>
          </table:table-cell>
          <table:table-cell/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82.26">
            <text:p>82.26</text:p>
          </table:table-cell>
          <table:table-cell/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82.28">
            <text:p>82.28</text:p>
          </table:table-cell>
          <table:table-cell/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83.48">
            <text:p>83.48</text:p>
          </table:table-cell>
          <table:table-cell/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82.86">
            <text:p>82.86</text:p>
          </table:table-cell>
          <table:table-cell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83.62">
            <text:p>83.62</text:p>
          </table:table-cell>
          <table:table-cell/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82.08">
            <text:p>82.08</text:p>
          </table:table-cell>
          <table:table-cell/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82.08">
            <text:p>82.08</text:p>
          </table:table-cell>
          <table:table-cell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81.38">
            <text:p>81.38</text:p>
          </table:table-cell>
          <table:table-cell/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83.76">
            <text:p>83.76</text:p>
          </table:table-cell>
          <table:table-cell/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81.86">
            <text:p>81.86</text:p>
          </table:table-cell>
          <table:table-cell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82.92">
            <text:p>82.92</text:p>
          </table:table-cell>
          <table:table-cell/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83.06">
            <text:p>83.06</text:p>
          </table:table-cell>
          <table:table-cell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82.72">
            <text:p>82.72</text:p>
          </table:table-cell>
          <table:table-cell/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84.24">
            <text:p>84.24</text:p>
          </table:table-cell>
          <table:table-cell/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82.82">
            <text:p>82.82</text:p>
          </table:table-cell>
          <table:table-cell/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82.22">
            <text:p>82.22</text:p>
          </table:table-cell>
          <table:table-cell/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82.52">
            <text:p>82.52</text:p>
          </table:table-cell>
          <table:table-cell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84.16">
            <text:p>84.16</text:p>
          </table:table-cell>
          <table:table-cell/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83.74">
            <text:p>83.74</text:p>
          </table:table-cell>
          <table:table-cell/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83.12">
            <text:p>83.12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83.32">
            <text:p>83.32</text:p>
          </table:table-cell>
          <table:table-cell/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83.84">
            <text:p>83.84</text:p>
          </table:table-cell>
          <table:table-cell/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82.94">
            <text:p>82.94</text:p>
          </table:table-cell>
          <table:table-cell/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84.04">
            <text:p>84.04</text:p>
          </table:table-cell>
          <table:table-cell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83.16">
            <text:p>83.16</text:p>
          </table:table-cell>
          <table:table-cell/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83.84">
            <text:p>83.84</text:p>
          </table:table-cell>
          <table:table-cell/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83.58">
            <text:p>83.58</text:p>
          </table:table-cell>
          <table:table-cell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83.48">
            <text:p>83.48</text:p>
          </table:table-cell>
          <table:table-cell/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83.74">
            <text:p>83.74</text:p>
          </table:table-cell>
          <table:table-cell/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83.48">
            <text:p>83.48</text:p>
          </table:table-cell>
          <table:table-cell/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84.46">
            <text:p>84.46</text:p>
          </table:table-cell>
          <table:table-cell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83.32">
            <text:p>83.32</text:p>
          </table:table-cell>
          <table:table-cell/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83.92">
            <text:p>83.92</text:p>
          </table:table-cell>
          <table:table-cell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83.98">
            <text:p>83.98</text:p>
          </table:table-cell>
          <table:table-cell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83.98">
            <text:p>83.98</text:p>
          </table:table-cell>
          <table:table-cell/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83.98">
            <text:p>83.98</text:p>
          </table:table-cell>
          <table:table-cell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84.38">
            <text:p>84.38</text:p>
          </table:table-cell>
          <table:table-cell/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84.58">
            <text:p>84.58</text:p>
          </table:table-cell>
          <table:table-cell/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84.12">
            <text:p>84.12</text:p>
          </table:table-cell>
          <table:table-cell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84.12">
            <text:p>84.12</text:p>
          </table:table-cell>
          <table:table-cell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84.84">
            <text:p>84.84</text:p>
          </table:table-cell>
          <table:table-cell/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85.46">
            <text:p>85.46</text:p>
          </table:table-cell>
          <table:table-cell/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83.76">
            <text:p>83.76</text:p>
          </table:table-cell>
          <table:table-cell/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84.36">
            <text:p>84.36</text:p>
          </table:table-cell>
          <table:table-cell/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85.02">
            <text:p>85.02</text:p>
          </table:table-cell>
          <table:table-cell/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84.28">
            <text:p>84.28</text:p>
          </table:table-cell>
          <table:table-cell/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83.84">
            <text:p>83.84</text:p>
          </table:table-cell>
          <table:table-cell/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84.84">
            <text:p>84.84</text:p>
          </table:table-cell>
          <table:table-cell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85.86">
            <text:p>85.86</text:p>
          </table:table-cell>
          <table:table-cell/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85.42">
            <text:p>85.42</text:p>
          </table:table-cell>
          <table:table-cell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84.88">
            <text:p>84.88</text:p>
          </table:table-cell>
          <table:table-cell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85.18">
            <text:p>85.18</text:p>
          </table:table-cell>
          <table:table-cell/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84.08">
            <text:p>84.08</text:p>
          </table:table-cell>
          <table:table-cell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84.64">
            <text:p>84.64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85.66">
            <text:p>85.66</text:p>
          </table:table-cell>
          <table:table-cell/>
        </table:table-row>
        <table:table-row table:style-name="ro1">
          <table:table-cell office:value-type="float" office:value="301000">
            <text:p>301000</text:p>
          </table:table-cell>
          <table:table-cell office:value-type="float" office:value="84.44">
            <text:p>84.44</text:p>
          </table:table-cell>
          <table:table-cell/>
        </table:table-row>
        <table:table-row table:style-name="ro1">
          <table:table-cell office:value-type="float" office:value="302000">
            <text:p>302000</text:p>
          </table:table-cell>
          <table:table-cell office:value-type="float" office:value="85.04">
            <text:p>85.04</text:p>
          </table:table-cell>
          <table:table-cell/>
        </table:table-row>
        <table:table-row table:style-name="ro1">
          <table:table-cell office:value-type="float" office:value="303000">
            <text:p>303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304000">
            <text:p>304000</text:p>
          </table:table-cell>
          <table:table-cell office:value-type="float" office:value="84.72">
            <text:p>84.72</text:p>
          </table:table-cell>
          <table:table-cell/>
        </table:table-row>
        <table:table-row table:style-name="ro1">
          <table:table-cell office:value-type="float" office:value="305000">
            <text:p>305000</text:p>
          </table:table-cell>
          <table:table-cell office:value-type="float" office:value="85.16">
            <text:p>85.16</text:p>
          </table:table-cell>
          <table:table-cell/>
        </table:table-row>
        <table:table-row table:style-name="ro1">
          <table:table-cell office:value-type="float" office:value="306000">
            <text:p>306000</text:p>
          </table:table-cell>
          <table:table-cell office:value-type="float" office:value="85.24">
            <text:p>85.24</text:p>
          </table:table-cell>
          <table:table-cell/>
        </table:table-row>
        <table:table-row table:style-name="ro1">
          <table:table-cell office:value-type="float" office:value="307000">
            <text:p>307000</text:p>
          </table:table-cell>
          <table:table-cell office:value-type="float" office:value="84.62">
            <text:p>84.62</text:p>
          </table:table-cell>
          <table:table-cell/>
        </table:table-row>
        <table:table-row table:style-name="ro1">
          <table:table-cell office:value-type="float" office:value="308000">
            <text:p>308000</text:p>
          </table:table-cell>
          <table:table-cell office:value-type="float" office:value="84.54">
            <text:p>84.54</text:p>
          </table:table-cell>
          <table:table-cell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85.76">
            <text:p>85.76</text:p>
          </table:table-cell>
          <table:table-cell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85.22">
            <text:p>85.22</text:p>
          </table:table-cell>
          <table:table-cell/>
        </table:table-row>
        <table:table-row table:style-name="ro1">
          <table:table-cell office:value-type="float" office:value="311000">
            <text:p>311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312000">
            <text:p>312000</text:p>
          </table:table-cell>
          <table:table-cell office:value-type="float" office:value="84.82">
            <text:p>84.82</text:p>
          </table:table-cell>
          <table:table-cell/>
        </table:table-row>
        <table:table-row table:style-name="ro1">
          <table:table-cell office:value-type="float" office:value="313000">
            <text:p>313000</text:p>
          </table:table-cell>
          <table:table-cell office:value-type="float" office:value="84.96">
            <text:p>84.96</text:p>
          </table:table-cell>
          <table:table-cell/>
        </table:table-row>
        <table:table-row table:style-name="ro1">
          <table:table-cell office:value-type="float" office:value="314000">
            <text:p>314000</text:p>
          </table:table-cell>
          <table:table-cell office:value-type="float" office:value="85.04">
            <text:p>85.04</text:p>
          </table:table-cell>
          <table:table-cell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85.28">
            <text:p>85.28</text:p>
          </table:table-cell>
          <table:table-cell/>
        </table:table-row>
        <table:table-row table:style-name="ro1">
          <table:table-cell office:value-type="float" office:value="316000">
            <text:p>316000</text:p>
          </table:table-cell>
          <table:table-cell office:value-type="float" office:value="84.26">
            <text:p>84.26</text:p>
          </table:table-cell>
          <table:table-cell/>
        </table:table-row>
        <table:table-row table:style-name="ro1">
          <table:table-cell office:value-type="float" office:value="317000">
            <text:p>317000</text:p>
          </table:table-cell>
          <table:table-cell office:value-type="float" office:value="85.98">
            <text:p>85.98</text:p>
          </table:table-cell>
          <table:table-cell/>
        </table:table-row>
        <table:table-row table:style-name="ro1">
          <table:table-cell office:value-type="float" office:value="318000">
            <text:p>318000</text:p>
          </table:table-cell>
          <table:table-cell office:value-type="float" office:value="84.82">
            <text:p>84.82</text:p>
          </table:table-cell>
          <table:table-cell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84.14">
            <text:p>84.14</text:p>
          </table:table-cell>
          <table:table-cell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85.24">
            <text:p>85.24</text:p>
          </table:table-cell>
          <table:table-cell/>
        </table:table-row>
        <table:table-row table:style-name="ro1">
          <table:table-cell office:value-type="float" office:value="321000">
            <text:p>321000</text:p>
          </table:table-cell>
          <table:table-cell office:value-type="float" office:value="84.54">
            <text:p>84.54</text:p>
          </table:table-cell>
          <table:table-cell/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85.44">
            <text:p>85.44</text:p>
          </table:table-cell>
          <table:table-cell/>
        </table:table-row>
        <table:table-row table:style-name="ro1">
          <table:table-cell office:value-type="float" office:value="323000">
            <text:p>323000</text:p>
          </table:table-cell>
          <table:table-cell office:value-type="float" office:value="85.08">
            <text:p>85.08</text:p>
          </table:table-cell>
          <table:table-cell/>
        </table:table-row>
        <table:table-row table:style-name="ro1">
          <table:table-cell office:value-type="float" office:value="324000">
            <text:p>324000</text:p>
          </table:table-cell>
          <table:table-cell office:value-type="float" office:value="85.04">
            <text:p>85.04</text:p>
          </table:table-cell>
          <table:table-cell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85.32">
            <text:p>85.32</text:p>
          </table:table-cell>
          <table:table-cell/>
        </table:table-row>
        <table:table-row table:style-name="ro1">
          <table:table-cell office:value-type="float" office:value="326000">
            <text:p>326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327000">
            <text:p>327000</text:p>
          </table:table-cell>
          <table:table-cell office:value-type="float" office:value="85.22">
            <text:p>85.22</text:p>
          </table:table-cell>
          <table:table-cell/>
        </table:table-row>
        <table:table-row table:style-name="ro1">
          <table:table-cell office:value-type="float" office:value="328000">
            <text:p>328000</text:p>
          </table:table-cell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329000">
            <text:p>329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31000">
            <text:p>331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332000">
            <text:p>332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84.44">
            <text:p>84.44</text:p>
          </table:table-cell>
          <table:table-cell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85.44">
            <text:p>85.44</text:p>
          </table:table-cell>
          <table:table-cell/>
        </table:table-row>
        <table:table-row table:style-name="ro1">
          <table:table-cell office:value-type="float" office:value="335000">
            <text:p>335000</text:p>
          </table:table-cell>
          <table:table-cell office:value-type="float" office:value="85.66">
            <text:p>85.66</text:p>
          </table:table-cell>
          <table:table-cell/>
        </table:table-row>
        <table:table-row table:style-name="ro1">
          <table:table-cell office:value-type="float" office:value="336000">
            <text:p>336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337000">
            <text:p>337000</text:p>
          </table:table-cell>
          <table:table-cell office:value-type="float" office:value="85.68">
            <text:p>85.68</text:p>
          </table:table-cell>
          <table:table-cell/>
        </table:table-row>
        <table:table-row table:style-name="ro1">
          <table:table-cell office:value-type="float" office:value="338000">
            <text:p>338000</text:p>
          </table:table-cell>
          <table:table-cell office:value-type="float" office:value="85.14">
            <text:p>85.14</text:p>
          </table:table-cell>
          <table:table-cell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84.94">
            <text:p>84.94</text:p>
          </table:table-cell>
          <table:table-cell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86.26">
            <text:p>86.26</text:p>
          </table:table-cell>
          <table:table-cell/>
        </table:table-row>
        <table:table-row table:style-name="ro1">
          <table:table-cell office:value-type="float" office:value="341000">
            <text:p>341000</text:p>
          </table:table-cell>
          <table:table-cell office:value-type="float" office:value="84.56">
            <text:p>84.56</text:p>
          </table:table-cell>
          <table:table-cell/>
        </table:table-row>
        <table:table-row table:style-name="ro1">
          <table:table-cell office:value-type="float" office:value="342000">
            <text:p>342000</text:p>
          </table:table-cell>
          <table:table-cell office:value-type="float" office:value="86.04">
            <text:p>86.04</text:p>
          </table:table-cell>
          <table:table-cell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344000">
            <text:p>344000</text:p>
          </table:table-cell>
          <table:table-cell office:value-type="float" office:value="85.54">
            <text:p>85.54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347000">
            <text:p>347000</text:p>
          </table:table-cell>
          <table:table-cell office:value-type="float" office:value="85.12">
            <text:p>85.12</text:p>
          </table:table-cell>
          <table:table-cell/>
        </table:table-row>
        <table:table-row table:style-name="ro1">
          <table:table-cell office:value-type="float" office:value="348000">
            <text:p>348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85.28">
            <text:p>85.28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351000">
            <text:p>351000</text:p>
          </table:table-cell>
          <table:table-cell office:value-type="float" office:value="85.18">
            <text:p>85.18</text:p>
          </table:table-cell>
          <table:table-cell/>
        </table:table-row>
        <table:table-row table:style-name="ro1">
          <table:table-cell office:value-type="float" office:value="352000">
            <text:p>352000</text:p>
          </table:table-cell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353000">
            <text:p>353000</text:p>
          </table:table-cell>
          <table:table-cell office:value-type="float" office:value="85.74">
            <text:p>85.74</text:p>
          </table:table-cell>
          <table:table-cell/>
        </table:table-row>
        <table:table-row table:style-name="ro1">
          <table:table-cell office:value-type="float" office:value="354000">
            <text:p>354000</text:p>
          </table:table-cell>
          <table:table-cell office:value-type="float" office:value="85.78">
            <text:p>85.78</text:p>
          </table:table-cell>
          <table:table-cell/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85.86">
            <text:p>85.86</text:p>
          </table:table-cell>
          <table:table-cell/>
        </table:table-row>
        <table:table-row table:style-name="ro1">
          <table:table-cell office:value-type="float" office:value="356000">
            <text:p>356000</text:p>
          </table:table-cell>
          <table:table-cell office:value-type="float" office:value="85.98">
            <text:p>85.98</text:p>
          </table:table-cell>
          <table:table-cell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85.22">
            <text:p>85.22</text:p>
          </table:table-cell>
          <table:table-cell/>
        </table:table-row>
        <table:table-row table:style-name="ro1">
          <table:table-cell office:value-type="float" office:value="358000">
            <text:p>358000</text:p>
          </table:table-cell>
          <table:table-cell office:value-type="float" office:value="85.38">
            <text:p>85.38</text:p>
          </table:table-cell>
          <table:table-cell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361000">
            <text:p>361000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362000">
            <text:p>362000</text:p>
          </table:table-cell>
          <table:table-cell office:value-type="float" office:value="86.02">
            <text:p>86.02</text:p>
          </table:table-cell>
          <table:table-cell/>
        </table:table-row>
        <table:table-row table:style-name="ro1">
          <table:table-cell office:value-type="float" office:value="363000">
            <text:p>363000</text:p>
          </table:table-cell>
          <table:table-cell office:value-type="float" office:value="84.96">
            <text:p>84.96</text:p>
          </table:table-cell>
          <table:table-cell/>
        </table:table-row>
        <table:table-row table:style-name="ro1">
          <table:table-cell office:value-type="float" office:value="364000">
            <text:p>364000</text:p>
          </table:table-cell>
          <table:table-cell office:value-type="float" office:value="85.22">
            <text:p>85.22</text:p>
          </table:table-cell>
          <table:table-cell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85.14">
            <text:p>85.14</text:p>
          </table:table-cell>
          <table:table-cell/>
        </table:table-row>
        <table:table-row table:style-name="ro1">
          <table:table-cell office:value-type="float" office:value="366000">
            <text:p>366000</text:p>
          </table:table-cell>
          <table:table-cell office:value-type="float" office:value="84.82">
            <text:p>84.82</text:p>
          </table:table-cell>
          <table:table-cell/>
        </table:table-row>
        <table:table-row table:style-name="ro1">
          <table:table-cell office:value-type="float" office:value="367000">
            <text:p>367000</text:p>
          </table:table-cell>
          <table:table-cell office:value-type="float" office:value="84.74">
            <text:p>84.74</text:p>
          </table:table-cell>
          <table:table-cell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85.82">
            <text:p>85.82</text:p>
          </table:table-cell>
          <table:table-cell/>
        </table:table-row>
        <table:table-row table:style-name="ro1">
          <table:table-cell office:value-type="float" office:value="369000">
            <text:p>369000</text:p>
          </table:table-cell>
          <table:table-cell office:value-type="float" office:value="86.16">
            <text:p>86.16</text:p>
          </table:table-cell>
          <table:table-cell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85.12">
            <text:p>85.12</text:p>
          </table:table-cell>
          <table:table-cell/>
        </table:table-row>
        <table:table-row table:style-name="ro1">
          <table:table-cell office:value-type="float" office:value="371000">
            <text:p>371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372000">
            <text:p>372000</text:p>
          </table:table-cell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373000">
            <text:p>373000</text:p>
          </table:table-cell>
          <table:table-cell office:value-type="float" office:value="85.04">
            <text:p>85.04</text:p>
          </table:table-cell>
          <table:table-cell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86.66">
            <text:p>86.66</text:p>
          </table:table-cell>
          <table:table-cell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85.84">
            <text:p>85.84</text:p>
          </table:table-cell>
          <table:table-cell/>
        </table:table-row>
        <table:table-row table:style-name="ro1">
          <table:table-cell office:value-type="float" office:value="377000">
            <text:p>377000</text:p>
          </table:table-cell>
          <table:table-cell office:value-type="float" office:value="86.46">
            <text:p>86.46</text:p>
          </table:table-cell>
          <table:table-cell/>
        </table:table-row>
        <table:table-row table:style-name="ro1">
          <table:table-cell office:value-type="float" office:value="378000">
            <text:p>378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85.18">
            <text:p>85.18</text:p>
          </table:table-cell>
          <table:table-cell/>
        </table:table-row>
        <table:table-row table:style-name="ro1">
          <table:table-cell office:value-type="float" office:value="381000">
            <text:p>381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382000">
            <text:p>382000</text:p>
          </table:table-cell>
          <table:table-cell office:value-type="float" office:value="85.42">
            <text:p>85.42</text:p>
          </table:table-cell>
          <table:table-cell/>
        </table:table-row>
        <table:table-row table:style-name="ro1">
          <table:table-cell office:value-type="float" office:value="383000">
            <text:p>383000</text:p>
          </table:table-cell>
          <table:table-cell office:value-type="float" office:value="85.84">
            <text:p>85.84</text:p>
          </table:table-cell>
          <table:table-cell/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86.16">
            <text:p>86.16</text:p>
          </table:table-cell>
          <table:table-cell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86.18">
            <text:p>86.18</text:p>
          </table:table-cell>
          <table:table-cell/>
        </table:table-row>
        <table:table-row table:style-name="ro1">
          <table:table-cell office:value-type="float" office:value="386000">
            <text:p>386000</text:p>
          </table:table-cell>
          <table:table-cell office:value-type="float" office:value="86.7">
            <text:p>86.7</text:p>
          </table:table-cell>
          <table:table-cell/>
        </table:table-row>
        <table:table-row table:style-name="ro1">
          <table:table-cell office:value-type="float" office:value="387000">
            <text:p>387000</text:p>
          </table:table-cell>
          <table:table-cell office:value-type="float" office:value="86.24">
            <text:p>86.24</text:p>
          </table:table-cell>
          <table:table-cell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85.78">
            <text:p>85.78</text:p>
          </table:table-cell>
          <table:table-cell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391000">
            <text:p>391000</text:p>
          </table:table-cell>
          <table:table-cell office:value-type="float" office:value="86.46">
            <text:p>86.46</text:p>
          </table:table-cell>
          <table:table-cell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86.36">
            <text:p>86.36</text:p>
          </table:table-cell>
          <table:table-cell/>
        </table:table-row>
        <table:table-row table:style-name="ro1">
          <table:table-cell office:value-type="float" office:value="393000">
            <text:p>393000</text:p>
          </table:table-cell>
          <table:table-cell office:value-type="float" office:value="85.92">
            <text:p>85.92</text:p>
          </table:table-cell>
          <table:table-cell/>
        </table:table-row>
        <table:table-row table:style-name="ro1">
          <table:table-cell office:value-type="float" office:value="394000">
            <text:p>394000</text:p>
          </table:table-cell>
          <table:table-cell office:value-type="float" office:value="86.12">
            <text:p>86.12</text:p>
          </table:table-cell>
          <table:table-cell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396000">
            <text:p>396000</text:p>
          </table:table-cell>
          <table:table-cell office:value-type="float" office:value="86.48">
            <text:p>86.48</text:p>
          </table:table-cell>
          <table:table-cell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86.14">
            <text:p>86.14</text:p>
          </table:table-cell>
          <table:table-cell/>
        </table:table-row>
        <table:table-row table:style-name="ro1">
          <table:table-cell office:value-type="float" office:value="398000">
            <text:p>398000</text:p>
          </table:table-cell>
          <table:table-cell office:value-type="float" office:value="85.24">
            <text:p>85.24</text:p>
          </table:table-cell>
          <table:table-cell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86.22">
            <text:p>86.22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86.24">
            <text:p>86.24</text:p>
          </table:table-cell>
          <table:table-cell/>
        </table:table-row>
        <table:table-row table:style-name="ro1">
          <table:table-cell office:value-type="float" office:value="401000">
            <text:p>401000</text:p>
          </table:table-cell>
          <table:table-cell office:value-type="float" office:value="86.26">
            <text:p>86.26</text:p>
          </table:table-cell>
          <table:table-cell/>
        </table:table-row>
        <table:table-row table:style-name="ro1">
          <table:table-cell office:value-type="float" office:value="402000">
            <text:p>402000</text:p>
          </table:table-cell>
          <table:table-cell office:value-type="float" office:value="86.32">
            <text:p>86.32</text:p>
          </table:table-cell>
          <table:table-cell/>
        </table:table-row>
        <table:table-row table:style-name="ro1">
          <table:table-cell office:value-type="float" office:value="403000">
            <text:p>403000</text:p>
          </table:table-cell>
          <table:table-cell office:value-type="float" office:value="86.22">
            <text:p>86.22</text:p>
          </table:table-cell>
          <table:table-cell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85.58">
            <text:p>85.58</text:p>
          </table:table-cell>
          <table:table-cell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86.52">
            <text:p>86.52</text:p>
          </table:table-cell>
          <table:table-cell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86.76">
            <text:p>86.76</text:p>
          </table:table-cell>
          <table:table-cell/>
        </table:table-row>
        <table:table-row table:style-name="ro1">
          <table:table-cell office:value-type="float" office:value="407000">
            <text:p>407000</text:p>
          </table:table-cell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408000">
            <text:p>408000</text:p>
          </table:table-cell>
          <table:table-cell office:value-type="float" office:value="86.88">
            <text:p>86.88</text:p>
          </table:table-cell>
          <table:table-cell/>
        </table:table-row>
        <table:table-row table:style-name="ro1">
          <table:table-cell office:value-type="float" office:value="409000">
            <text:p>409000</text:p>
          </table:table-cell>
          <table:table-cell office:value-type="float" office:value="86.24">
            <text:p>86.24</text:p>
          </table:table-cell>
          <table:table-cell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86.44">
            <text:p>86.44</text:p>
          </table:table-cell>
          <table:table-cell/>
        </table:table-row>
        <table:table-row table:style-name="ro1">
          <table:table-cell office:value-type="float" office:value="411000">
            <text:p>411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412000">
            <text:p>412000</text:p>
          </table:table-cell>
          <table:table-cell office:value-type="float" office:value="86.46">
            <text:p>86.46</text:p>
          </table:table-cell>
          <table:table-cell/>
        </table:table-row>
        <table:table-row table:style-name="ro1">
          <table:table-cell office:value-type="float" office:value="413000">
            <text:p>413000</text:p>
          </table:table-cell>
          <table:table-cell office:value-type="float" office:value="86.44">
            <text:p>86.44</text:p>
          </table:table-cell>
          <table:table-cell/>
        </table:table-row>
        <table:table-row table:style-name="ro1">
          <table:table-cell office:value-type="float" office:value="414000">
            <text:p>414000</text:p>
          </table:table-cell>
          <table:table-cell office:value-type="float" office:value="87.28">
            <text:p>87.28</text:p>
          </table:table-cell>
          <table:table-cell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416000">
            <text:p>416000</text:p>
          </table:table-cell>
          <table:table-cell office:value-type="float" office:value="85.66">
            <text:p>85.66</text:p>
          </table:table-cell>
          <table:table-cell/>
        </table:table-row>
        <table:table-row table:style-name="ro1">
          <table:table-cell office:value-type="float" office:value="417000">
            <text:p>417000</text:p>
          </table:table-cell>
          <table:table-cell office:value-type="float" office:value="87.24">
            <text:p>87.24</text:p>
          </table:table-cell>
          <table:table-cell/>
        </table:table-row>
        <table:table-row table:style-name="ro1">
          <table:table-cell office:value-type="float" office:value="418000">
            <text:p>418000</text:p>
          </table:table-cell>
          <table:table-cell office:value-type="float" office:value="86.74">
            <text:p>86.74</text:p>
          </table:table-cell>
          <table:table-cell/>
        </table:table-row>
        <table:table-row table:style-name="ro1">
          <table:table-cell office:value-type="float" office:value="419000">
            <text:p>419000</text:p>
          </table:table-cell>
          <table:table-cell office:value-type="float" office:value="85.96">
            <text:p>85.96</text:p>
          </table:table-cell>
          <table:table-cell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86.76">
            <text:p>86.76</text:p>
          </table:table-cell>
          <table:table-cell/>
        </table:table-row>
        <table:table-row table:style-name="ro1">
          <table:table-cell office:value-type="float" office:value="421000">
            <text:p>421000</text:p>
          </table:table-cell>
          <table:table-cell office:value-type="float" office:value="86.22">
            <text:p>86.22</text:p>
          </table:table-cell>
          <table:table-cell/>
        </table:table-row>
        <table:table-row table:style-name="ro1">
          <table:table-cell office:value-type="float" office:value="422000">
            <text:p>422000</text:p>
          </table:table-cell>
          <table:table-cell office:value-type="float" office:value="86.44">
            <text:p>86.44</text:p>
          </table:table-cell>
          <table:table-cell/>
        </table:table-row>
        <table:table-row table:style-name="ro1">
          <table:table-cell office:value-type="float" office:value="423000">
            <text:p>423000</text:p>
          </table:table-cell>
          <table:table-cell office:value-type="float" office:value="86.64">
            <text:p>86.64</text:p>
          </table:table-cell>
          <table:table-cell/>
        </table:table-row>
        <table:table-row table:style-name="ro1">
          <table:table-cell office:value-type="float" office:value="424000">
            <text:p>424000</text:p>
          </table:table-cell>
          <table:table-cell office:value-type="float" office:value="86.06">
            <text:p>86.06</text:p>
          </table:table-cell>
          <table:table-cell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85.48">
            <text:p>85.48</text:p>
          </table:table-cell>
          <table:table-cell/>
        </table:table-row>
        <table:table-row table:style-name="ro1">
          <table:table-cell office:value-type="float" office:value="426000">
            <text:p>426000</text:p>
          </table:table-cell>
          <table:table-cell office:value-type="float" office:value="86.74">
            <text:p>86.74</text:p>
          </table:table-cell>
          <table:table-cell/>
        </table:table-row>
        <table:table-row table:style-name="ro1">
          <table:table-cell office:value-type="float" office:value="427000">
            <text:p>427000</text:p>
          </table:table-cell>
          <table:table-cell office:value-type="float" office:value="85.82">
            <text:p>85.82</text:p>
          </table:table-cell>
          <table:table-cell/>
        </table:table-row>
        <table:table-row table:style-name="ro1">
          <table:table-cell office:value-type="float" office:value="428000">
            <text:p>428000</text:p>
          </table:table-cell>
          <table:table-cell office:value-type="float" office:value="86.48">
            <text:p>86.48</text:p>
          </table:table-cell>
          <table:table-cell/>
        </table:table-row>
        <table:table-row table:style-name="ro1">
          <table:table-cell office:value-type="float" office:value="429000">
            <text:p>429000</text:p>
          </table:table-cell>
          <table:table-cell office:value-type="float" office:value="85.78">
            <text:p>85.78</text:p>
          </table:table-cell>
          <table:table-cell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431000">
            <text:p>431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86.08">
            <text:p>86.08</text:p>
          </table:table-cell>
          <table:table-cell/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85.84">
            <text:p>85.84</text:p>
          </table:table-cell>
          <table:table-cell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86.14">
            <text:p>86.14</text:p>
          </table:table-cell>
          <table:table-cell/>
        </table:table-row>
        <table:table-row table:style-name="ro1">
          <table:table-cell office:value-type="float" office:value="436000">
            <text:p>436000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437000">
            <text:p>437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86.34">
            <text:p>86.34</text:p>
          </table:table-cell>
          <table:table-cell/>
        </table:table-row>
        <table:table-row table:style-name="ro1">
          <table:table-cell office:value-type="float" office:value="439000">
            <text:p>439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87.36">
            <text:p>87.36</text:p>
          </table:table-cell>
          <table:table-cell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86.52">
            <text:p>86.52</text:p>
          </table:table-cell>
          <table:table-cell/>
        </table:table-row>
        <table:table-row table:style-name="ro1">
          <table:table-cell office:value-type="float" office:value="442000">
            <text:p>442000</text:p>
          </table:table-cell>
          <table:table-cell office:value-type="float" office:value="86.26">
            <text:p>86.26</text:p>
          </table:table-cell>
          <table:table-cell/>
        </table:table-row>
        <table:table-row table:style-name="ro1">
          <table:table-cell office:value-type="float" office:value="443000">
            <text:p>443000</text:p>
          </table:table-cell>
          <table:table-cell office:value-type="float" office:value="87.64">
            <text:p>87.64</text:p>
          </table:table-cell>
          <table:table-cell/>
        </table:table-row>
        <table:table-row table:style-name="ro1">
          <table:table-cell office:value-type="float" office:value="444000">
            <text:p>444000</text:p>
          </table:table-cell>
          <table:table-cell office:value-type="float" office:value="87.14">
            <text:p>87.14</text:p>
          </table:table-cell>
          <table:table-cell/>
        </table:table-row>
        <table:table-row table:style-name="ro1">
          <table:table-cell office:value-type="float" office:value="445000">
            <text:p>445000</text:p>
          </table:table-cell>
          <table:table-cell office:value-type="float" office:value="86.32">
            <text:p>86.32</text:p>
          </table:table-cell>
          <table:table-cell/>
        </table:table-row>
        <table:table-row table:style-name="ro1">
          <table:table-cell office:value-type="float" office:value="446000">
            <text:p>446000</text:p>
          </table:table-cell>
          <table:table-cell office:value-type="float" office:value="87.18">
            <text:p>87.18</text:p>
          </table:table-cell>
          <table:table-cell/>
        </table:table-row>
        <table:table-row table:style-name="ro1">
          <table:table-cell office:value-type="float" office:value="447000">
            <text:p>447000</text:p>
          </table:table-cell>
          <table:table-cell office:value-type="float" office:value="85.86">
            <text:p>85.86</text:p>
          </table:table-cell>
          <table:table-cell/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86.88">
            <text:p>86.88</text:p>
          </table:table-cell>
          <table:table-cell/>
        </table:table-row>
        <table:table-row table:style-name="ro1">
          <table:table-cell office:value-type="float" office:value="449000">
            <text:p>449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451000">
            <text:p>451000</text:p>
          </table:table-cell>
          <table:table-cell office:value-type="float" office:value="86.4">
            <text:p>86.4</text:p>
          </table:table-cell>
          <table:table-cell/>
        </table:table-row>
        <table:table-row table:style-name="ro1">
          <table:table-cell office:value-type="float" office:value="452000">
            <text:p>452000</text:p>
          </table:table-cell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453000">
            <text:p>453000</text:p>
          </table:table-cell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454000">
            <text:p>45400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55000">
            <text:p>455000</text:p>
          </table:table-cell>
          <table:table-cell office:value-type="float" office:value="87.28">
            <text:p>87.28</text:p>
          </table:table-cell>
          <table:table-cell/>
        </table:table-row>
        <table:table-row table:style-name="ro1">
          <table:table-cell office:value-type="float" office:value="456000">
            <text:p>456000</text:p>
          </table:table-cell>
          <table:table-cell office:value-type="float" office:value="85.14">
            <text:p>85.14</text:p>
          </table:table-cell>
          <table:table-cell/>
        </table:table-row>
        <table:table-row table:style-name="ro1">
          <table:table-cell office:value-type="float" office:value="457000">
            <text:p>457000</text:p>
          </table:table-cell>
          <table:table-cell office:value-type="float" office:value="86.64">
            <text:p>86.64</text:p>
          </table:table-cell>
          <table:table-cell/>
        </table:table-row>
        <table:table-row table:style-name="ro1">
          <table:table-cell office:value-type="float" office:value="458000">
            <text:p>458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459000">
            <text:p>459000</text:p>
          </table:table-cell>
          <table:table-cell office:value-type="float" office:value="87.76">
            <text:p>87.76</text:p>
          </table:table-cell>
          <table:table-cell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86.64">
            <text:p>86.64</text:p>
          </table:table-cell>
          <table:table-cell/>
        </table:table-row>
        <table:table-row table:style-name="ro1">
          <table:table-cell office:value-type="float" office:value="461000">
            <text:p>461000</text:p>
          </table:table-cell>
          <table:table-cell office:value-type="float" office:value="87.24">
            <text:p>87.24</text:p>
          </table:table-cell>
          <table:table-cell/>
        </table:table-row>
        <table:table-row table:style-name="ro1">
          <table:table-cell office:value-type="float" office:value="462000">
            <text:p>462000</text:p>
          </table:table-cell>
          <table:table-cell office:value-type="float" office:value="87.08">
            <text:p>87.08</text:p>
          </table:table-cell>
          <table:table-cell/>
        </table:table-row>
        <table:table-row table:style-name="ro1">
          <table:table-cell office:value-type="float" office:value="463000">
            <text:p>463000</text:p>
          </table:table-cell>
          <table:table-cell office:value-type="float" office:value="86.24">
            <text:p>86.24</text:p>
          </table:table-cell>
          <table:table-cell/>
        </table:table-row>
        <table:table-row table:style-name="ro1">
          <table:table-cell office:value-type="float" office:value="464000">
            <text:p>464000</text:p>
          </table:table-cell>
          <table:table-cell office:value-type="float" office:value="86.84">
            <text:p>86.84</text:p>
          </table:table-cell>
          <table:table-cell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86.62">
            <text:p>86.62</text:p>
          </table:table-cell>
          <table:table-cell/>
        </table:table-row>
        <table:table-row table:style-name="ro1">
          <table:table-cell office:value-type="float" office:value="466000">
            <text:p>466000</text:p>
          </table:table-cell>
          <table:table-cell office:value-type="float" office:value="87.06">
            <text:p>87.06</text:p>
          </table:table-cell>
          <table:table-cell/>
        </table:table-row>
        <table:table-row table:style-name="ro1">
          <table:table-cell office:value-type="float" office:value="467000">
            <text:p>467000</text:p>
          </table:table-cell>
          <table:table-cell office:value-type="float" office:value="87.32">
            <text:p>87.32</text:p>
          </table:table-cell>
          <table:table-cell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469000">
            <text:p>469000</text:p>
          </table:table-cell>
          <table:table-cell office:value-type="float" office:value="85.98">
            <text:p>85.98</text:p>
          </table:table-cell>
          <table:table-cell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86.98">
            <text:p>86.98</text:p>
          </table:table-cell>
          <table:table-cell/>
        </table:table-row>
        <table:table-row table:style-name="ro1">
          <table:table-cell office:value-type="float" office:value="471000">
            <text:p>471000</text:p>
          </table:table-cell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472000">
            <text:p>472000</text:p>
          </table:table-cell>
          <table:table-cell office:value-type="float" office:value="87.04">
            <text:p>87.04</text:p>
          </table:table-cell>
          <table:table-cell/>
        </table:table-row>
        <table:table-row table:style-name="ro1">
          <table:table-cell office:value-type="float" office:value="473000">
            <text:p>473000</text:p>
          </table:table-cell>
          <table:table-cell office:value-type="float" office:value="86.16">
            <text:p>86.16</text:p>
          </table:table-cell>
          <table:table-cell/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87.38">
            <text:p>87.38</text:p>
          </table:table-cell>
          <table:table-cell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86.14">
            <text:p>86.14</text:p>
          </table:table-cell>
          <table:table-cell/>
        </table:table-row>
        <table:table-row table:style-name="ro1">
          <table:table-cell office:value-type="float" office:value="476000">
            <text:p>476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477000">
            <text:p>477000</text:p>
          </table:table-cell>
          <table:table-cell office:value-type="float" office:value="87.32">
            <text:p>87.32</text:p>
          </table:table-cell>
          <table:table-cell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86.54">
            <text:p>86.54</text:p>
          </table:table-cell>
          <table:table-cell/>
        </table:table-row>
        <table:table-row table:style-name="ro1">
          <table:table-cell office:value-type="float" office:value="479000">
            <text:p>479000</text:p>
          </table:table-cell>
          <table:table-cell office:value-type="float" office:value="86.62">
            <text:p>86.62</text:p>
          </table:table-cell>
          <table:table-cell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86.54">
            <text:p>86.54</text:p>
          </table:table-cell>
          <table:table-cell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86.94">
            <text:p>86.94</text:p>
          </table:table-cell>
          <table:table-cell/>
        </table:table-row>
        <table:table-row table:style-name="ro1">
          <table:table-cell office:value-type="float" office:value="482000">
            <text:p>482000</text:p>
          </table:table-cell>
          <table:table-cell office:value-type="float" office:value="86.74">
            <text:p>86.74</text:p>
          </table:table-cell>
          <table:table-cell/>
        </table:table-row>
        <table:table-row table:style-name="ro1">
          <table:table-cell office:value-type="float" office:value="483000">
            <text:p>483000</text:p>
          </table:table-cell>
          <table:table-cell office:value-type="float" office:value="86.92">
            <text:p>86.92</text:p>
          </table:table-cell>
          <table:table-cell/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87.64">
            <text:p>87.64</text:p>
          </table:table-cell>
          <table:table-cell/>
        </table:table-row>
        <table:table-row table:style-name="ro1">
          <table:table-cell office:value-type="float" office:value="485000">
            <text:p>485000</text:p>
          </table:table-cell>
          <table:table-cell office:value-type="float" office:value="86.86">
            <text:p>86.86</text:p>
          </table:table-cell>
          <table:table-cell/>
        </table:table-row>
        <table:table-row table:style-name="ro1">
          <table:table-cell office:value-type="float" office:value="486000">
            <text:p>486000</text:p>
          </table:table-cell>
          <table:table-cell office:value-type="float" office:value="87.22">
            <text:p>87.22</text:p>
          </table:table-cell>
          <table:table-cell/>
        </table:table-row>
        <table:table-row table:style-name="ro1">
          <table:table-cell office:value-type="float" office:value="487000">
            <text:p>487000</text:p>
          </table:table-cell>
          <table:table-cell office:value-type="float" office:value="87.26">
            <text:p>87.26</text:p>
          </table:table-cell>
          <table:table-cell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87.02">
            <text:p>87.02</text:p>
          </table:table-cell>
          <table:table-cell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86.74">
            <text:p>86.74</text:p>
          </table:table-cell>
          <table:table-cell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87.64">
            <text:p>87.64</text:p>
          </table:table-cell>
          <table:table-cell/>
        </table:table-row>
        <table:table-row table:style-name="ro1">
          <table:table-cell office:value-type="float" office:value="491000">
            <text:p>491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492000">
            <text:p>492000</text:p>
          </table:table-cell>
          <table:table-cell office:value-type="float" office:value="87.16">
            <text:p>87.16</text:p>
          </table:table-cell>
          <table:table-cell/>
        </table:table-row>
        <table:table-row table:style-name="ro1">
          <table:table-cell office:value-type="float" office:value="493000">
            <text:p>493000</text:p>
          </table:table-cell>
          <table:table-cell office:value-type="float" office:value="86.66">
            <text:p>86.66</text:p>
          </table:table-cell>
          <table:table-cell/>
        </table:table-row>
        <table:table-row table:style-name="ro1">
          <table:table-cell office:value-type="float" office:value="494000">
            <text:p>494000</text:p>
          </table:table-cell>
          <table:table-cell office:value-type="float" office:value="87.18">
            <text:p>87.18</text:p>
          </table:table-cell>
          <table:table-cell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86.6">
            <text:p>86.6</text:p>
          </table:table-cell>
          <table:table-cell/>
        </table:table-row>
        <table:table-row table:style-name="ro1">
          <table:table-cell office:value-type="float" office:value="496000">
            <text:p>496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497000">
            <text:p>497000</text:p>
          </table:table-cell>
          <table:table-cell office:value-type="float" office:value="87.86">
            <text:p>87.86</text:p>
          </table:table-cell>
          <table:table-cell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86.54">
            <text:p>86.54</text:p>
          </table:table-cell>
          <table:table-cell/>
        </table:table-row>
        <table:table-row table:style-name="ro1">
          <table:table-cell office:value-type="float" office:value="499000">
            <text:p>499000</text:p>
          </table:table-cell>
          <table:table-cell office:value-type="float" office:value="86.4">
            <text:p>86.4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7.16">
            <text:p>87.16</text:p>
          </table:table-cell>
          <table:table-cell/>
        </table:table-row>
        <table:table-row table:style-name="ro1">
          <table:table-cell office:value-type="float" office:value="501000">
            <text:p>501000</text:p>
          </table:table-cell>
          <table:table-cell office:value-type="float" office:value="87.08">
            <text:p>87.08</text:p>
          </table:table-cell>
          <table:table-cell/>
        </table:table-row>
        <table:table-row table:style-name="ro1">
          <table:table-cell office:value-type="float" office:value="502000">
            <text:p>502000</text:p>
          </table:table-cell>
          <table:table-cell office:value-type="float" office:value="87.12">
            <text:p>87.12</text:p>
          </table:table-cell>
          <table:table-cell/>
        </table:table-row>
        <table:table-row table:style-name="ro1">
          <table:table-cell office:value-type="float" office:value="503000">
            <text:p>503000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504000">
            <text:p>504000</text:p>
          </table:table-cell>
          <table:table-cell office:value-type="float" office:value="86.92">
            <text:p>86.92</text:p>
          </table:table-cell>
          <table:table-cell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87.24">
            <text:p>87.24</text:p>
          </table:table-cell>
          <table:table-cell/>
        </table:table-row>
        <table:table-row table:style-name="ro1">
          <table:table-cell office:value-type="float" office:value="506000">
            <text:p>506000</text:p>
          </table:table-cell>
          <table:table-cell office:value-type="float" office:value="87.06">
            <text:p>87.06</text:p>
          </table:table-cell>
          <table:table-cell/>
        </table:table-row>
        <table:table-row table:style-name="ro1">
          <table:table-cell office:value-type="float" office:value="507000">
            <text:p>507000</text:p>
          </table:table-cell>
          <table:table-cell office:value-type="float" office:value="87.22">
            <text:p>87.22</text:p>
          </table:table-cell>
          <table:table-cell/>
        </table:table-row>
        <table:table-row table:style-name="ro1">
          <table:table-cell office:value-type="float" office:value="508000">
            <text:p>508000</text:p>
          </table:table-cell>
          <table:table-cell office:value-type="float" office:value="87.82">
            <text:p>87.82</text:p>
          </table:table-cell>
          <table:table-cell/>
        </table:table-row>
        <table:table-row table:style-name="ro1">
          <table:table-cell office:value-type="float" office:value="509000">
            <text:p>509000</text:p>
          </table:table-cell>
          <table:table-cell office:value-type="float" office:value="87.54">
            <text:p>87.54</text:p>
          </table:table-cell>
          <table:table-cell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87.34">
            <text:p>87.34</text:p>
          </table:table-cell>
          <table:table-cell/>
        </table:table-row>
        <table:table-row table:style-name="ro1">
          <table:table-cell office:value-type="float" office:value="511000">
            <text:p>511000</text:p>
          </table:table-cell>
          <table:table-cell office:value-type="float" office:value="87.28">
            <text:p>87.28</text:p>
          </table:table-cell>
          <table:table-cell/>
        </table:table-row>
        <table:table-row table:style-name="ro1">
          <table:table-cell office:value-type="float" office:value="512000">
            <text:p>512000</text:p>
          </table:table-cell>
          <table:table-cell office:value-type="float" office:value="86.92">
            <text:p>86.92</text:p>
          </table:table-cell>
          <table:table-cell/>
        </table:table-row>
        <table:table-row table:style-name="ro1">
          <table:table-cell office:value-type="float" office:value="513000">
            <text:p>513000</text:p>
          </table:table-cell>
          <table:table-cell office:value-type="float" office:value="86.32">
            <text:p>86.32</text:p>
          </table:table-cell>
          <table:table-cell/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87.22">
            <text:p>87.22</text:p>
          </table:table-cell>
          <table:table-cell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86.66">
            <text:p>86.66</text:p>
          </table:table-cell>
          <table:table-cell/>
        </table:table-row>
        <table:table-row table:style-name="ro1">
          <table:table-cell office:value-type="float" office:value="516000">
            <text:p>516000</text:p>
          </table:table-cell>
          <table:table-cell office:value-type="float" office:value="87.56">
            <text:p>87.56</text:p>
          </table:table-cell>
          <table:table-cell/>
        </table:table-row>
        <table:table-row table:style-name="ro1">
          <table:table-cell office:value-type="float" office:value="517000">
            <text:p>517000</text:p>
          </table:table-cell>
          <table:table-cell office:value-type="float" office:value="86.68">
            <text:p>86.68</text:p>
          </table:table-cell>
          <table:table-cell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86.28">
            <text:p>86.28</text:p>
          </table:table-cell>
          <table:table-cell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86.94">
            <text:p>86.94</text:p>
          </table:table-cell>
          <table:table-cell/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87.14">
            <text:p>87.14</text:p>
          </table:table-cell>
          <table:table-cell/>
        </table:table-row>
        <table:table-row table:style-name="ro1">
          <table:table-cell office:value-type="float" office:value="522000">
            <text:p>522000</text:p>
          </table:table-cell>
          <table:table-cell office:value-type="float" office:value="86.94">
            <text:p>86.94</text:p>
          </table:table-cell>
          <table:table-cell/>
        </table:table-row>
        <table:table-row table:style-name="ro1">
          <table:table-cell office:value-type="float" office:value="523000">
            <text:p>523000</text:p>
          </table:table-cell>
          <table:table-cell office:value-type="float" office:value="87.38">
            <text:p>87.38</text:p>
          </table:table-cell>
          <table:table-cell/>
        </table:table-row>
        <table:table-row table:style-name="ro1">
          <table:table-cell office:value-type="float" office:value="524000">
            <text:p>524000</text:p>
          </table:table-cell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86.72">
            <text:p>86.72</text:p>
          </table:table-cell>
          <table:table-cell/>
        </table:table-row>
        <table:table-row table:style-name="ro1">
          <table:table-cell office:value-type="float" office:value="526000">
            <text:p>526000</text:p>
          </table:table-cell>
          <table:table-cell office:value-type="float" office:value="86.96">
            <text:p>86.96</text:p>
          </table:table-cell>
          <table:table-cell/>
        </table:table-row>
        <table:table-row table:style-name="ro1">
          <table:table-cell office:value-type="float" office:value="527000">
            <text:p>527000</text:p>
          </table:table-cell>
          <table:table-cell office:value-type="float" office:value="87.6">
            <text:p>87.6</text:p>
          </table:table-cell>
          <table:table-cell/>
        </table:table-row>
        <table:table-row table:style-name="ro1">
          <table:table-cell office:value-type="float" office:value="528000">
            <text:p>528000</text:p>
          </table:table-cell>
          <table:table-cell office:value-type="float" office:value="86.98">
            <text:p>86.98</text:p>
          </table:table-cell>
          <table:table-cell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86.88">
            <text:p>86.88</text:p>
          </table:table-cell>
          <table:table-cell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86.72">
            <text:p>86.72</text:p>
          </table:table-cell>
          <table:table-cell/>
        </table:table-row>
        <table:table-row table:style-name="ro1">
          <table:table-cell office:value-type="float" office:value="531000">
            <text:p>531000</text:p>
          </table:table-cell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87.02">
            <text:p>87.02</text:p>
          </table:table-cell>
          <table:table-cell/>
        </table:table-row>
        <table:table-row table:style-name="ro1">
          <table:table-cell office:value-type="float" office:value="533000">
            <text:p>533000</text:p>
          </table:table-cell>
          <table:table-cell office:value-type="float" office:value="87.32">
            <text:p>87.32</text:p>
          </table:table-cell>
          <table:table-cell/>
        </table:table-row>
        <table:table-row table:style-name="ro1">
          <table:table-cell office:value-type="float" office:value="534000">
            <text:p>534000</text:p>
          </table:table-cell>
          <table:table-cell office:value-type="float" office:value="86.94">
            <text:p>86.94</text:p>
          </table:table-cell>
          <table:table-cell/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88.1">
            <text:p>88.1</text:p>
          </table:table-cell>
          <table:table-cell/>
        </table:table-row>
        <table:table-row table:style-name="ro1">
          <table:table-cell office:value-type="float" office:value="536000">
            <text:p>536000</text:p>
          </table:table-cell>
          <table:table-cell office:value-type="float" office:value="87.44">
            <text:p>87.44</text:p>
          </table:table-cell>
          <table:table-cell/>
        </table:table-row>
        <table:table-row table:style-name="ro1">
          <table:table-cell office:value-type="float" office:value="537000">
            <text:p>537000</text:p>
          </table:table-cell>
          <table:table-cell office:value-type="float" office:value="87.08">
            <text:p>87.08</text:p>
          </table:table-cell>
          <table:table-cell/>
        </table:table-row>
        <table:table-row table:style-name="ro1">
          <table:table-cell office:value-type="float" office:value="538000">
            <text:p>538000</text:p>
          </table:table-cell>
          <table:table-cell office:value-type="float" office:value="87.36">
            <text:p>87.36</text:p>
          </table:table-cell>
          <table:table-cell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87.88">
            <text:p>87.88</text:p>
          </table:table-cell>
          <table:table-cell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87.98">
            <text:p>87.98</text:p>
          </table:table-cell>
          <table:table-cell/>
        </table:table-row>
        <table:table-row table:style-name="ro1">
          <table:table-cell office:value-type="float" office:value="541000">
            <text:p>541000</text:p>
          </table:table-cell>
          <table:table-cell office:value-type="float" office:value="87.7">
            <text:p>87.7</text:p>
          </table:table-cell>
          <table:table-cell/>
        </table:table-row>
        <table:table-row table:style-name="ro1">
          <table:table-cell office:value-type="float" office:value="542000">
            <text:p>542000</text:p>
          </table:table-cell>
          <table:table-cell office:value-type="float" office:value="87.36">
            <text:p>87.36</text:p>
          </table:table-cell>
          <table:table-cell/>
        </table:table-row>
        <table:table-row table:style-name="ro1">
          <table:table-cell office:value-type="float" office:value="543000">
            <text:p>543000</text:p>
          </table:table-cell>
          <table:table-cell office:value-type="float" office:value="88.16">
            <text:p>88.16</text:p>
          </table:table-cell>
          <table:table-cell/>
        </table:table-row>
        <table:table-row table:style-name="ro1">
          <table:table-cell office:value-type="float" office:value="544000">
            <text:p>544000</text:p>
          </table:table-cell>
          <table:table-cell office:value-type="float" office:value="87.04">
            <text:p>87.04</text:p>
          </table:table-cell>
          <table:table-cell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87.24">
            <text:p>87.24</text:p>
          </table:table-cell>
          <table:table-cell/>
        </table:table-row>
        <table:table-row table:style-name="ro1">
          <table:table-cell office:value-type="float" office:value="546000">
            <text:p>546000</text:p>
          </table:table-cell>
          <table:table-cell office:value-type="float" office:value="88.02">
            <text:p>88.02</text:p>
          </table:table-cell>
          <table:table-cell/>
        </table:table-row>
        <table:table-row table:style-name="ro1">
          <table:table-cell office:value-type="float" office:value="547000">
            <text:p>547000</text:p>
          </table:table-cell>
          <table:table-cell office:value-type="float" office:value="87.52">
            <text:p>87.52</text:p>
          </table:table-cell>
          <table:table-cell/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87.12">
            <text:p>87.12</text:p>
          </table:table-cell>
          <table:table-cell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87.48">
            <text:p>87.48</text:p>
          </table:table-cell>
          <table:table-cell/>
        </table:table-row>
        <table:table-row table:style-name="ro1">
          <table:table-cell office:value-type="float" office:value="551000">
            <text:p>551000</text:p>
          </table:table-cell>
          <table:table-cell office:value-type="float" office:value="87.6">
            <text:p>87.6</text:p>
          </table:table-cell>
          <table:table-cell/>
        </table:table-row>
        <table:table-row table:style-name="ro1">
          <table:table-cell office:value-type="float" office:value="552000">
            <text:p>552000</text:p>
          </table:table-cell>
          <table:table-cell office:value-type="float" office:value="87.54">
            <text:p>87.54</text:p>
          </table:table-cell>
          <table:table-cell/>
        </table:table-row>
        <table:table-row table:style-name="ro1">
          <table:table-cell office:value-type="float" office:value="553000">
            <text:p>553000</text:p>
          </table:table-cell>
          <table:table-cell office:value-type="float" office:value="87.18">
            <text:p>87.18</text:p>
          </table:table-cell>
          <table:table-cell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86.76">
            <text:p>86.76</text:p>
          </table:table-cell>
          <table:table-cell/>
        </table:table-row>
        <table:table-row table:style-name="ro1">
          <table:table-cell office:value-type="float" office:value="556000">
            <text:p>556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557000">
            <text:p>557000</text:p>
          </table:table-cell>
          <table:table-cell office:value-type="float" office:value="87.1">
            <text:p>87.1</text:p>
          </table:table-cell>
          <table:table-cell/>
        </table:table-row>
        <table:table-row table:style-name="ro1">
          <table:table-cell office:value-type="float" office:value="558000">
            <text:p>558000</text:p>
          </table:table-cell>
          <table:table-cell office:value-type="float" office:value="87.22">
            <text:p>87.22</text:p>
          </table:table-cell>
          <table:table-cell/>
        </table:table-row>
        <table:table-row table:style-name="ro1">
          <table:table-cell office:value-type="float" office:value="559000">
            <text:p>559000</text:p>
          </table:table-cell>
          <table:table-cell office:value-type="float" office:value="87.62">
            <text:p>87.62</text:p>
          </table:table-cell>
          <table:table-cell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561000">
            <text:p>561000</text:p>
          </table:table-cell>
          <table:table-cell office:value-type="float" office:value="87.28">
            <text:p>87.28</text:p>
          </table:table-cell>
          <table:table-cell/>
        </table:table-row>
        <table:table-row table:style-name="ro1">
          <table:table-cell office:value-type="float" office:value="562000">
            <text:p>562000</text:p>
          </table:table-cell>
          <table:table-cell office:value-type="float" office:value="87.78">
            <text:p>87.78</text:p>
          </table:table-cell>
          <table:table-cell/>
        </table:table-row>
        <table:table-row table:style-name="ro1">
          <table:table-cell office:value-type="float" office:value="563000">
            <text:p>563000</text:p>
          </table:table-cell>
          <table:table-cell office:value-type="float" office:value="86.26">
            <text:p>86.26</text:p>
          </table:table-cell>
          <table:table-cell/>
        </table:table-row>
        <table:table-row table:style-name="ro1">
          <table:table-cell office:value-type="float" office:value="564000">
            <text:p>564000</text:p>
          </table:table-cell>
          <table:table-cell office:value-type="float" office:value="87.22">
            <text:p>87.22</text:p>
          </table:table-cell>
          <table:table-cell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87.64">
            <text:p>87.64</text:p>
          </table:table-cell>
          <table:table-cell/>
        </table:table-row>
        <table:table-row table:style-name="ro1">
          <table:table-cell office:value-type="float" office:value="566000">
            <text:p>566000</text:p>
          </table:table-cell>
          <table:table-cell office:value-type="float" office:value="86.84">
            <text:p>86.84</text:p>
          </table:table-cell>
          <table:table-cell/>
        </table:table-row>
        <table:table-row table:style-name="ro1">
          <table:table-cell office:value-type="float" office:value="567000">
            <text:p>567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87.52">
            <text:p>87.52</text:p>
          </table:table-cell>
          <table:table-cell/>
        </table:table-row>
        <table:table-row table:style-name="ro1">
          <table:table-cell office:value-type="float" office:value="569000">
            <text:p>569000</text:p>
          </table:table-cell>
          <table:table-cell office:value-type="float" office:value="87.28">
            <text:p>87.28</text:p>
          </table:table-cell>
          <table:table-cell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87.98">
            <text:p>87.98</text:p>
          </table:table-cell>
          <table:table-cell/>
        </table:table-row>
        <table:table-row table:style-name="ro1">
          <table:table-cell office:value-type="float" office:value="571000">
            <text:p>571000</text:p>
          </table:table-cell>
          <table:table-cell office:value-type="float" office:value="87.08">
            <text:p>87.08</text:p>
          </table:table-cell>
          <table:table-cell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87.58">
            <text:p>87.58</text:p>
          </table:table-cell>
          <table:table-cell/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574000">
            <text:p>574000</text:p>
          </table:table-cell>
          <table:table-cell office:value-type="float" office:value="87.72">
            <text:p>87.72</text:p>
          </table:table-cell>
          <table:table-cell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87.34">
            <text:p>87.34</text:p>
          </table:table-cell>
          <table:table-cell/>
        </table:table-row>
        <table:table-row table:style-name="ro1">
          <table:table-cell office:value-type="float" office:value="576000">
            <text:p>576000</text:p>
          </table:table-cell>
          <table:table-cell office:value-type="float" office:value="86.6">
            <text:p>86.6</text:p>
          </table:table-cell>
          <table:table-cell/>
        </table:table-row>
        <table:table-row table:style-name="ro1">
          <table:table-cell office:value-type="float" office:value="577000">
            <text:p>577000</text:p>
          </table:table-cell>
          <table:table-cell office:value-type="float" office:value="88.5">
            <text:p>88.5</text:p>
          </table:table-cell>
          <table:table-cell/>
        </table:table-row>
        <table:table-row table:style-name="ro1">
          <table:table-cell office:value-type="float" office:value="578000">
            <text:p>578000</text:p>
          </table:table-cell>
          <table:table-cell office:value-type="float" office:value="87.24">
            <text:p>87.24</text:p>
          </table:table-cell>
          <table:table-cell/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87.18">
            <text:p>87.18</text:p>
          </table:table-cell>
          <table:table-cell/>
        </table:table-row>
        <table:table-row table:style-name="ro1">
          <table:table-cell office:value-type="float" office:value="581000">
            <text:p>581000</text:p>
          </table:table-cell>
          <table:table-cell office:value-type="float" office:value="87.42">
            <text:p>87.42</text:p>
          </table:table-cell>
          <table:table-cell/>
        </table:table-row>
        <table:table-row table:style-name="ro1">
          <table:table-cell office:value-type="float" office:value="582000">
            <text:p>582000</text:p>
          </table:table-cell>
          <table:table-cell office:value-type="float" office:value="87.96">
            <text:p>87.96</text:p>
          </table:table-cell>
          <table:table-cell/>
        </table:table-row>
        <table:table-row table:style-name="ro1">
          <table:table-cell office:value-type="float" office:value="583000">
            <text:p>583000</text:p>
          </table:table-cell>
          <table:table-cell office:value-type="float" office:value="87.58">
            <text:p>87.58</text:p>
          </table:table-cell>
          <table:table-cell/>
        </table:table-row>
        <table:table-row table:style-name="ro1">
          <table:table-cell office:value-type="float" office:value="584000">
            <text:p>584000</text:p>
          </table:table-cell>
          <table:table-cell office:value-type="float" office:value="87.36">
            <text:p>87.36</text:p>
          </table:table-cell>
          <table:table-cell/>
        </table:table-row>
        <table:table-row table:style-name="ro1">
          <table:table-cell office:value-type="float" office:value="585000">
            <text:p>585000</text:p>
          </table:table-cell>
          <table:table-cell office:value-type="float" office:value="87.82">
            <text:p>87.82</text:p>
          </table:table-cell>
          <table:table-cell/>
        </table:table-row>
        <table:table-row table:style-name="ro1">
          <table:table-cell office:value-type="float" office:value="586000">
            <text:p>586000</text:p>
          </table:table-cell>
          <table:table-cell office:value-type="float" office:value="87.74">
            <text:p>87.74</text:p>
          </table:table-cell>
          <table:table-cell/>
        </table:table-row>
        <table:table-row table:style-name="ro1">
          <table:table-cell office:value-type="float" office:value="587000">
            <text:p>587000</text:p>
          </table:table-cell>
          <table:table-cell office:value-type="float" office:value="87.72">
            <text:p>87.72</text:p>
          </table:table-cell>
          <table:table-cell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87.56">
            <text:p>87.56</text:p>
          </table:table-cell>
          <table:table-cell/>
        </table:table-row>
        <table:table-row table:style-name="ro1">
          <table:table-cell office:value-type="float" office:value="589000">
            <text:p>589000</text:p>
          </table:table-cell>
          <table:table-cell office:value-type="float" office:value="87.68">
            <text:p>87.68</text:p>
          </table:table-cell>
          <table:table-cell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591000">
            <text:p>591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592000">
            <text:p>592000</text:p>
          </table:table-cell>
          <table:table-cell office:value-type="float" office:value="88.04">
            <text:p>88.04</text:p>
          </table:table-cell>
          <table:table-cell/>
        </table:table-row>
        <table:table-row table:style-name="ro1">
          <table:table-cell office:value-type="float" office:value="593000">
            <text:p>593000</text:p>
          </table:table-cell>
          <table:table-cell office:value-type="float" office:value="87.52">
            <text:p>87.52</text:p>
          </table:table-cell>
          <table:table-cell/>
        </table:table-row>
        <table:table-row table:style-name="ro1">
          <table:table-cell office:value-type="float" office:value="594000">
            <text:p>594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88.44">
            <text:p>88.44</text:p>
          </table:table-cell>
          <table:table-cell/>
        </table:table-row>
        <table:table-row table:style-name="ro1">
          <table:table-cell office:value-type="float" office:value="596000">
            <text:p>596000</text:p>
          </table:table-cell>
          <table:table-cell office:value-type="float" office:value="87.1">
            <text:p>87.1</text:p>
          </table:table-cell>
          <table:table-cell/>
        </table:table-row>
        <table:table-row table:style-name="ro1">
          <table:table-cell office:value-type="float" office:value="597000">
            <text:p>597000</text:p>
          </table:table-cell>
          <table:table-cell office:value-type="float" office:value="87.3">
            <text:p>87.3</text:p>
          </table:table-cell>
          <table:table-cell/>
        </table:table-row>
        <table:table-row table:style-name="ro1">
          <table:table-cell office:value-type="float" office:value="598000">
            <text:p>598000</text:p>
          </table:table-cell>
          <table:table-cell office:value-type="float" office:value="87.32">
            <text:p>87.32</text:p>
          </table:table-cell>
          <table:table-cell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88.18">
            <text:p>88.18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88.06">
            <text:p>88.06</text:p>
          </table:table-cell>
          <table:table-cell/>
        </table:table-row>
        <table:table-row table:style-name="ro1">
          <table:table-cell office:value-type="float" office:value="601000">
            <text:p>601000</text:p>
          </table:table-cell>
          <table:table-cell office:value-type="float" office:value="87.86">
            <text:p>87.86</text:p>
          </table:table-cell>
          <table:table-cell/>
        </table:table-row>
        <table:table-row table:style-name="ro1">
          <table:table-cell office:value-type="float" office:value="602000">
            <text:p>602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87.46">
            <text:p>87.46</text:p>
          </table:table-cell>
          <table:table-cell/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87.52">
            <text:p>87.52</text:p>
          </table:table-cell>
          <table:table-cell/>
        </table:table-row>
        <table:table-row table:style-name="ro1">
          <table:table-cell office:value-type="float" office:value="605000">
            <text:p>605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606000">
            <text:p>606000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608000">
            <text:p>608000</text:p>
          </table:table-cell>
          <table:table-cell office:value-type="float" office:value="88.18">
            <text:p>88.18</text:p>
          </table:table-cell>
          <table:table-cell/>
        </table:table-row>
        <table:table-row table:style-name="ro1">
          <table:table-cell office:value-type="float" office:value="609000">
            <text:p>609000</text:p>
          </table:table-cell>
          <table:table-cell office:value-type="float" office:value="87.52">
            <text:p>87.52</text:p>
          </table:table-cell>
          <table:table-cell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86.92">
            <text:p>86.92</text:p>
          </table:table-cell>
          <table:table-cell/>
        </table:table-row>
        <table:table-row table:style-name="ro1">
          <table:table-cell office:value-type="float" office:value="611000">
            <text:p>611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612000">
            <text:p>612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613000">
            <text:p>613000</text:p>
          </table:table-cell>
          <table:table-cell office:value-type="float" office:value="87.98">
            <text:p>87.98</text:p>
          </table:table-cell>
          <table:table-cell/>
        </table:table-row>
        <table:table-row table:style-name="ro1">
          <table:table-cell office:value-type="float" office:value="614000">
            <text:p>614000</text:p>
          </table:table-cell>
          <table:table-cell office:value-type="float" office:value="88.74">
            <text:p>88.74</text:p>
          </table:table-cell>
          <table:table-cell/>
        </table:table-row>
        <table:table-row table:style-name="ro1">
          <table:table-cell office:value-type="float" office:value="615000">
            <text:p>615000</text:p>
          </table:table-cell>
          <table:table-cell office:value-type="float" office:value="87.58">
            <text:p>87.58</text:p>
          </table:table-cell>
          <table:table-cell/>
        </table:table-row>
        <table:table-row table:style-name="ro1">
          <table:table-cell office:value-type="float" office:value="616000">
            <text:p>616000</text:p>
          </table:table-cell>
          <table:table-cell office:value-type="float" office:value="87.92">
            <text:p>87.92</text:p>
          </table:table-cell>
          <table:table-cell/>
        </table:table-row>
        <table:table-row table:style-name="ro1">
          <table:table-cell office:value-type="float" office:value="617000">
            <text:p>617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87.76">
            <text:p>87.76</text:p>
          </table:table-cell>
          <table:table-cell/>
        </table:table-row>
        <table:table-row table:style-name="ro1">
          <table:table-cell office:value-type="float" office:value="619000">
            <text:p>619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88.76">
            <text:p>88.76</text:p>
          </table:table-cell>
          <table:table-cell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87.3">
            <text:p>87.3</text:p>
          </table:table-cell>
          <table:table-cell/>
        </table:table-row>
        <table:table-row table:style-name="ro1">
          <table:table-cell office:value-type="float" office:value="622000">
            <text:p>622000</text:p>
          </table:table-cell>
          <table:table-cell office:value-type="float" office:value="88.34">
            <text:p>88.34</text:p>
          </table:table-cell>
          <table:table-cell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88.68">
            <text:p>88.68</text:p>
          </table:table-cell>
          <table:table-cell/>
        </table:table-row>
        <table:table-row table:style-name="ro1">
          <table:table-cell office:value-type="float" office:value="624000">
            <text:p>624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626000">
            <text:p>626000</text:p>
          </table:table-cell>
          <table:table-cell office:value-type="float" office:value="88.76">
            <text:p>88.76</text:p>
          </table:table-cell>
          <table:table-cell/>
        </table:table-row>
        <table:table-row table:style-name="ro1">
          <table:table-cell office:value-type="float" office:value="627000">
            <text:p>627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628000">
            <text:p>628000</text:p>
          </table:table-cell>
          <table:table-cell office:value-type="float" office:value="88.92">
            <text:p>88.92</text:p>
          </table:table-cell>
          <table:table-cell/>
        </table:table-row>
        <table:table-row table:style-name="ro1">
          <table:table-cell office:value-type="float" office:value="629000">
            <text:p>629000</text:p>
          </table:table-cell>
          <table:table-cell office:value-type="float" office:value="88.34">
            <text:p>88.34</text:p>
          </table:table-cell>
          <table:table-cell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87.92">
            <text:p>87.92</text:p>
          </table:table-cell>
          <table:table-cell/>
        </table:table-row>
        <table:table-row table:style-name="ro1">
          <table:table-cell office:value-type="float" office:value="631000">
            <text:p>631000</text:p>
          </table:table-cell>
          <table:table-cell office:value-type="float" office:value="88.34">
            <text:p>88.34</text:p>
          </table:table-cell>
          <table:table-cell/>
        </table:table-row>
        <table:table-row table:style-name="ro1">
          <table:table-cell office:value-type="float" office:value="632000">
            <text:p>632000</text:p>
          </table:table-cell>
          <table:table-cell office:value-type="float" office:value="88.18">
            <text:p>88.18</text:p>
          </table:table-cell>
          <table:table-cell/>
        </table:table-row>
        <table:table-row table:style-name="ro1">
          <table:table-cell office:value-type="float" office:value="633000">
            <text:p>633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634000">
            <text:p>634000</text:p>
          </table:table-cell>
          <table:table-cell office:value-type="float" office:value="88.72">
            <text:p>88.72</text:p>
          </table:table-cell>
          <table:table-cell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87.98">
            <text:p>87.98</text:p>
          </table:table-cell>
          <table:table-cell/>
        </table:table-row>
        <table:table-row table:style-name="ro1">
          <table:table-cell office:value-type="float" office:value="636000">
            <text:p>63600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37000">
            <text:p>637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638000">
            <text:p>638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639000">
            <text:p>639000</text:p>
          </table:table-cell>
          <table:table-cell office:value-type="float" office:value="88.04">
            <text:p>88.04</text:p>
          </table:table-cell>
          <table:table-cell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87.46">
            <text:p>87.46</text:p>
          </table:table-cell>
          <table:table-cell/>
        </table:table-row>
        <table:table-row table:style-name="ro1">
          <table:table-cell office:value-type="float" office:value="641000">
            <text:p>641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642000">
            <text:p>642000</text:p>
          </table:table-cell>
          <table:table-cell office:value-type="float" office:value="87.44">
            <text:p>87.44</text:p>
          </table:table-cell>
          <table:table-cell/>
        </table:table-row>
        <table:table-row table:style-name="ro1">
          <table:table-cell office:value-type="float" office:value="643000">
            <text:p>643000</text:p>
          </table:table-cell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644000">
            <text:p>644000</text:p>
          </table:table-cell>
          <table:table-cell office:value-type="float" office:value="87.32">
            <text:p>87.32</text:p>
          </table:table-cell>
          <table:table-cell/>
        </table:table-row>
        <table:table-row table:style-name="ro1">
          <table:table-cell office:value-type="float" office:value="645000">
            <text:p>645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646000">
            <text:p>646000</text:p>
          </table:table-cell>
          <table:table-cell office:value-type="float" office:value="88.26">
            <text:p>88.26</text:p>
          </table:table-cell>
          <table:table-cell/>
        </table:table-row>
        <table:table-row table:style-name="ro1">
          <table:table-cell office:value-type="float" office:value="647000">
            <text:p>647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648000">
            <text:p>648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649000">
            <text:p>649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87.18">
            <text:p>87.18</text:p>
          </table:table-cell>
          <table:table-cell/>
        </table:table-row>
        <table:table-row table:style-name="ro1">
          <table:table-cell office:value-type="float" office:value="651000">
            <text:p>651000</text:p>
          </table:table-cell>
          <table:table-cell office:value-type="float" office:value="86.96">
            <text:p>86.96</text:p>
          </table:table-cell>
          <table:table-cell/>
        </table:table-row>
        <table:table-row table:style-name="ro1">
          <table:table-cell office:value-type="float" office:value="652000">
            <text:p>652000</text:p>
          </table:table-cell>
          <table:table-cell office:value-type="float" office:value="89.62">
            <text:p>89.62</text:p>
          </table:table-cell>
          <table:table-cell/>
        </table:table-row>
        <table:table-row table:style-name="ro1">
          <table:table-cell office:value-type="float" office:value="653000">
            <text:p>653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654000">
            <text:p>654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655000">
            <text:p>655000</text:p>
          </table:table-cell>
          <table:table-cell office:value-type="float" office:value="87.62">
            <text:p>87.62</text:p>
          </table:table-cell>
          <table:table-cell/>
        </table:table-row>
        <table:table-row table:style-name="ro1">
          <table:table-cell office:value-type="float" office:value="656000">
            <text:p>656000</text:p>
          </table:table-cell>
          <table:table-cell office:value-type="float" office:value="87.82">
            <text:p>87.82</text:p>
          </table:table-cell>
          <table:table-cell/>
        </table:table-row>
        <table:table-row table:style-name="ro1">
          <table:table-cell office:value-type="float" office:value="657000">
            <text:p>657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658000">
            <text:p>658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659000">
            <text:p>659000</text:p>
          </table:table-cell>
          <table:table-cell office:value-type="float" office:value="87.86">
            <text:p>87.86</text:p>
          </table:table-cell>
          <table:table-cell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89.02">
            <text:p>89.02</text:p>
          </table:table-cell>
          <table:table-cell/>
        </table:table-row>
        <table:table-row table:style-name="ro1">
          <table:table-cell office:value-type="float" office:value="661000">
            <text:p>66100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62000">
            <text:p>662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663000">
            <text:p>663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664000">
            <text:p>664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665000">
            <text:p>665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666000">
            <text:p>666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667000">
            <text:p>667000</text:p>
          </table:table-cell>
          <table:table-cell office:value-type="float" office:value="87.74">
            <text:p>87.74</text:p>
          </table:table-cell>
          <table:table-cell/>
        </table:table-row>
        <table:table-row table:style-name="ro1">
          <table:table-cell office:value-type="float" office:value="668000">
            <text:p>668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669000">
            <text:p>669000</text:p>
          </table:table-cell>
          <table:table-cell office:value-type="float" office:value="87.62">
            <text:p>87.62</text:p>
          </table:table-cell>
          <table:table-cell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671000">
            <text:p>671000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672000">
            <text:p>672000</text:p>
          </table:table-cell>
          <table:table-cell office:value-type="float" office:value="88.48">
            <text:p>88.48</text:p>
          </table:table-cell>
          <table:table-cell/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674000">
            <text:p>674000</text:p>
          </table:table-cell>
          <table:table-cell office:value-type="float" office:value="87.86">
            <text:p>87.86</text:p>
          </table:table-cell>
          <table:table-cell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88.14">
            <text:p>88.14</text:p>
          </table:table-cell>
          <table:table-cell/>
        </table:table-row>
        <table:table-row table:style-name="ro1">
          <table:table-cell office:value-type="float" office:value="676000">
            <text:p>676000</text:p>
          </table:table-cell>
          <table:table-cell office:value-type="float" office:value="89.02">
            <text:p>89.02</text:p>
          </table:table-cell>
          <table:table-cell/>
        </table:table-row>
        <table:table-row table:style-name="ro1">
          <table:table-cell office:value-type="float" office:value="677000">
            <text:p>677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678000">
            <text:p>678000</text:p>
          </table:table-cell>
          <table:table-cell office:value-type="float" office:value="87.96">
            <text:p>87.96</text:p>
          </table:table-cell>
          <table:table-cell/>
        </table:table-row>
        <table:table-row table:style-name="ro1">
          <table:table-cell office:value-type="float" office:value="679000">
            <text:p>679000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681000">
            <text:p>681000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682000">
            <text:p>682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683000">
            <text:p>683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88.48">
            <text:p>88.48</text:p>
          </table:table-cell>
          <table:table-cell/>
        </table:table-row>
        <table:table-row table:style-name="ro1">
          <table:table-cell office:value-type="float" office:value="687000">
            <text:p>687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688000">
            <text:p>688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689000">
            <text:p>689000</text:p>
          </table:table-cell>
          <table:table-cell office:value-type="float" office:value="88.72">
            <text:p>88.72</text:p>
          </table:table-cell>
          <table:table-cell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691000">
            <text:p>691000</text:p>
          </table:table-cell>
          <table:table-cell office:value-type="float" office:value="87.94">
            <text:p>87.94</text:p>
          </table:table-cell>
          <table:table-cell/>
        </table:table-row>
        <table:table-row table:style-name="ro1">
          <table:table-cell office:value-type="float" office:value="692000">
            <text:p>692000</text:p>
          </table:table-cell>
          <table:table-cell office:value-type="float" office:value="88.88">
            <text:p>88.88</text:p>
          </table:table-cell>
          <table:table-cell/>
        </table:table-row>
        <table:table-row table:style-name="ro1">
          <table:table-cell office:value-type="float" office:value="693000">
            <text:p>693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694000">
            <text:p>694000</text:p>
          </table:table-cell>
          <table:table-cell office:value-type="float" office:value="87.7">
            <text:p>87.7</text:p>
          </table:table-cell>
          <table:table-cell/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696000">
            <text:p>696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697000">
            <text:p>697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698000">
            <text:p>698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699000">
            <text:p>699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702000">
            <text:p>702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703000">
            <text:p>703000</text:p>
          </table:table-cell>
          <table:table-cell office:value-type="float" office:value="87.78">
            <text:p>87.78</text:p>
          </table:table-cell>
          <table:table-cell/>
        </table:table-row>
        <table:table-row table:style-name="ro1">
          <table:table-cell office:value-type="float" office:value="704000">
            <text:p>704000</text:p>
          </table:table-cell>
          <table:table-cell office:value-type="float" office:value="87.78">
            <text:p>87.78</text:p>
          </table:table-cell>
          <table:table-cell/>
        </table:table-row>
        <table:table-row table:style-name="ro1">
          <table:table-cell office:value-type="float" office:value="705000">
            <text:p>705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706000">
            <text:p>706000</text:p>
          </table:table-cell>
          <table:table-cell office:value-type="float" office:value="87.96">
            <text:p>87.96</text:p>
          </table:table-cell>
          <table:table-cell/>
        </table:table-row>
        <table:table-row table:style-name="ro1">
          <table:table-cell office:value-type="float" office:value="707000">
            <text:p>707000</text:p>
          </table:table-cell>
          <table:table-cell office:value-type="float" office:value="88.92">
            <text:p>88.92</text:p>
          </table:table-cell>
          <table:table-cell/>
        </table:table-row>
        <table:table-row table:style-name="ro1">
          <table:table-cell office:value-type="float" office:value="708000">
            <text:p>708000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709000">
            <text:p>709000</text:p>
          </table:table-cell>
          <table:table-cell office:value-type="float" office:value="87.96">
            <text:p>87.96</text:p>
          </table:table-cell>
          <table:table-cell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88.34">
            <text:p>88.34</text:p>
          </table:table-cell>
          <table:table-cell/>
        </table:table-row>
        <table:table-row table:style-name="ro1">
          <table:table-cell office:value-type="float" office:value="711000">
            <text:p>711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712000">
            <text:p>712000</text:p>
          </table:table-cell>
          <table:table-cell office:value-type="float" office:value="88.82">
            <text:p>88.82</text:p>
          </table:table-cell>
          <table:table-cell/>
        </table:table-row>
        <table:table-row table:style-name="ro1">
          <table:table-cell office:value-type="float" office:value="713000">
            <text:p>713000</text:p>
          </table:table-cell>
          <table:table-cell office:value-type="float" office:value="88.68">
            <text:p>88.68</text:p>
          </table:table-cell>
          <table:table-cell/>
        </table:table-row>
        <table:table-row table:style-name="ro1">
          <table:table-cell office:value-type="float" office:value="714000">
            <text:p>714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715000">
            <text:p>715000</text:p>
          </table:table-cell>
          <table:table-cell office:value-type="float" office:value="87.98">
            <text:p>87.98</text:p>
          </table:table-cell>
          <table:table-cell/>
        </table:table-row>
        <table:table-row table:style-name="ro1">
          <table:table-cell office:value-type="float" office:value="716000">
            <text:p>716000</text:p>
          </table:table-cell>
          <table:table-cell office:value-type="float" office:value="88.44">
            <text:p>88.44</text:p>
          </table:table-cell>
          <table:table-cell/>
        </table:table-row>
        <table:table-row table:style-name="ro1">
          <table:table-cell office:value-type="float" office:value="717000">
            <text:p>717000</text:p>
          </table:table-cell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18000">
            <text:p>718000</text:p>
          </table:table-cell>
          <table:table-cell office:value-type="float" office:value="88.14">
            <text:p>88.14</text:p>
          </table:table-cell>
          <table:table-cell/>
        </table:table-row>
        <table:table-row table:style-name="ro1">
          <table:table-cell office:value-type="float" office:value="719000">
            <text:p>719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721000">
            <text:p>721000</text:p>
          </table:table-cell>
          <table:table-cell office:value-type="float" office:value="87.72">
            <text:p>87.72</text:p>
          </table:table-cell>
          <table:table-cell/>
        </table:table-row>
        <table:table-row table:style-name="ro1">
          <table:table-cell office:value-type="float" office:value="722000">
            <text:p>722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723000">
            <text:p>723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724000">
            <text:p>724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726000">
            <text:p>726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727000">
            <text:p>727000</text:p>
          </table:table-cell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728000">
            <text:p>728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729000">
            <text:p>729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89.02">
            <text:p>89.02</text:p>
          </table:table-cell>
          <table:table-cell/>
        </table:table-row>
        <table:table-row table:style-name="ro1">
          <table:table-cell office:value-type="float" office:value="731000">
            <text:p>731000</text:p>
          </table:table-cell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732000">
            <text:p>732000</text:p>
          </table:table-cell>
          <table:table-cell office:value-type="float" office:value="89.26">
            <text:p>89.26</text:p>
          </table:table-cell>
          <table:table-cell/>
        </table:table-row>
        <table:table-row table:style-name="ro1">
          <table:table-cell office:value-type="float" office:value="733000">
            <text:p>733000</text:p>
          </table:table-cell>
          <table:table-cell office:value-type="float" office:value="89.04">
            <text:p>89.04</text:p>
          </table:table-cell>
          <table:table-cell/>
        </table:table-row>
        <table:table-row table:style-name="ro1">
          <table:table-cell office:value-type="float" office:value="734000">
            <text:p>734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88.18">
            <text:p>88.18</text:p>
          </table:table-cell>
          <table:table-cell/>
        </table:table-row>
        <table:table-row table:style-name="ro1">
          <table:table-cell office:value-type="float" office:value="736000">
            <text:p>736000</text:p>
          </table:table-cell>
          <table:table-cell office:value-type="float" office:value="88.68">
            <text:p>88.68</text:p>
          </table:table-cell>
          <table:table-cell/>
        </table:table-row>
        <table:table-row table:style-name="ro1">
          <table:table-cell office:value-type="float" office:value="737000">
            <text:p>737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738000">
            <text:p>738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739000">
            <text:p>739000</text:p>
          </table:table-cell>
          <table:table-cell office:value-type="float" office:value="89.38">
            <text:p>89.38</text:p>
          </table:table-cell>
          <table:table-cell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89.16">
            <text:p>89.16</text:p>
          </table:table-cell>
          <table:table-cell/>
        </table:table-row>
        <table:table-row table:style-name="ro1">
          <table:table-cell office:value-type="float" office:value="741000">
            <text:p>741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742000">
            <text:p>742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743000">
            <text:p>743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744000">
            <text:p>744000</text:p>
          </table:table-cell>
          <table:table-cell office:value-type="float" office:value="88.26">
            <text:p>88.26</text:p>
          </table:table-cell>
          <table:table-cell/>
        </table:table-row>
        <table:table-row table:style-name="ro1">
          <table:table-cell office:value-type="float" office:value="745000">
            <text:p>745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746000">
            <text:p>746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747000">
            <text:p>747000</text:p>
          </table:table-cell>
          <table:table-cell office:value-type="float" office:value="88.14">
            <text:p>88.14</text:p>
          </table:table-cell>
          <table:table-cell/>
        </table:table-row>
        <table:table-row table:style-name="ro1">
          <table:table-cell office:value-type="float" office:value="748000">
            <text:p>748000</text:p>
          </table:table-cell>
          <table:table-cell office:value-type="float" office:value="88.46">
            <text:p>88.46</text:p>
          </table:table-cell>
          <table:table-cell/>
        </table:table-row>
        <table:table-row table:style-name="ro1">
          <table:table-cell office:value-type="float" office:value="749000">
            <text:p>749000</text:p>
          </table:table-cell>
          <table:table-cell office:value-type="float" office:value="88.32">
            <text:p>88.32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88.52">
            <text:p>88.52</text:p>
          </table:table-cell>
          <table:table-cell/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87.68">
            <text:p>87.68</text:p>
          </table:table-cell>
          <table:table-cell/>
        </table:table-row>
        <table:table-row table:style-name="ro1">
          <table:table-cell office:value-type="float" office:value="752000">
            <text:p>752000</text:p>
          </table:table-cell>
          <table:table-cell office:value-type="float" office:value="87.6">
            <text:p>87.6</text:p>
          </table:table-cell>
          <table:table-cell/>
        </table:table-row>
        <table:table-row table:style-name="ro1">
          <table:table-cell office:value-type="float" office:value="753000">
            <text:p>753000</text:p>
          </table:table-cell>
          <table:table-cell office:value-type="float" office:value="88.36">
            <text:p>88.36</text:p>
          </table:table-cell>
          <table:table-cell/>
        </table:table-row>
        <table:table-row table:style-name="ro1">
          <table:table-cell office:value-type="float" office:value="754000">
            <text:p>754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89.04">
            <text:p>89.04</text:p>
          </table:table-cell>
          <table:table-cell/>
        </table:table-row>
        <table:table-row table:style-name="ro1">
          <table:table-cell office:value-type="float" office:value="756000">
            <text:p>756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757000">
            <text:p>757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758000">
            <text:p>758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759000">
            <text:p>759000</text:p>
          </table:table-cell>
          <table:table-cell office:value-type="float" office:value="88.52">
            <text:p>88.52</text:p>
          </table:table-cell>
          <table:table-cell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761000">
            <text:p>761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88.32">
            <text:p>88.32</text:p>
          </table:table-cell>
          <table:table-cell/>
        </table:table-row>
        <table:table-row table:style-name="ro1">
          <table:table-cell office:value-type="float" office:value="763000">
            <text:p>763000</text:p>
          </table:table-cell>
          <table:table-cell office:value-type="float" office:value="88.32">
            <text:p>88.32</text:p>
          </table:table-cell>
          <table:table-cell/>
        </table:table-row>
        <table:table-row table:style-name="ro1">
          <table:table-cell office:value-type="float" office:value="764000">
            <text:p>764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765000">
            <text:p>765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766000">
            <text:p>766000</text:p>
          </table:table-cell>
          <table:table-cell office:value-type="float" office:value="88.24">
            <text:p>88.24</text:p>
          </table:table-cell>
          <table:table-cell/>
        </table:table-row>
        <table:table-row table:style-name="ro1">
          <table:table-cell office:value-type="float" office:value="767000">
            <text:p>767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768000">
            <text:p>768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769000">
            <text:p>769000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87.56">
            <text:p>87.56</text:p>
          </table:table-cell>
          <table:table-cell/>
        </table:table-row>
        <table:table-row table:style-name="ro1">
          <table:table-cell office:value-type="float" office:value="771000">
            <text:p>771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772000">
            <text:p>772000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773000">
            <text:p>773000</text:p>
          </table:table-cell>
          <table:table-cell office:value-type="float" office:value="88.46">
            <text:p>88.46</text:p>
          </table:table-cell>
          <table:table-cell/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775000">
            <text:p>775000</text:p>
          </table:table-cell>
          <table:table-cell office:value-type="float" office:value="88.38">
            <text:p>88.38</text:p>
          </table:table-cell>
          <table:table-cell/>
        </table:table-row>
        <table:table-row table:style-name="ro1">
          <table:table-cell office:value-type="float" office:value="776000">
            <text:p>776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777000">
            <text:p>777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778000">
            <text:p>778000</text:p>
          </table:table-cell>
          <table:table-cell office:value-type="float" office:value="88.5">
            <text:p>88.5</text:p>
          </table:table-cell>
          <table:table-cell/>
        </table:table-row>
        <table:table-row table:style-name="ro1">
          <table:table-cell office:value-type="float" office:value="779000">
            <text:p>779000</text:p>
          </table:table-cell>
          <table:table-cell office:value-type="float" office:value="88.26">
            <text:p>88.26</text:p>
          </table:table-cell>
          <table:table-cell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781000">
            <text:p>781000</text:p>
          </table:table-cell>
          <table:table-cell office:value-type="float" office:value="88.22">
            <text:p>88.22</text:p>
          </table:table-cell>
          <table:table-cell/>
        </table:table-row>
        <table:table-row table:style-name="ro1">
          <table:table-cell office:value-type="float" office:value="782000">
            <text:p>782000</text:p>
          </table:table-cell>
          <table:table-cell office:value-type="float" office:value="87.6">
            <text:p>87.6</text:p>
          </table:table-cell>
          <table:table-cell/>
        </table:table-row>
        <table:table-row table:style-name="ro1">
          <table:table-cell office:value-type="float" office:value="783000">
            <text:p>783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784000">
            <text:p>784000</text:p>
          </table:table-cell>
          <table:table-cell office:value-type="float" office:value="88.76">
            <text:p>88.76</text:p>
          </table:table-cell>
          <table:table-cell/>
        </table:table-row>
        <table:table-row table:style-name="ro1">
          <table:table-cell office:value-type="float" office:value="785000">
            <text:p>785000</text:p>
          </table:table-cell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786000">
            <text:p>786000</text:p>
          </table:table-cell>
          <table:table-cell office:value-type="float" office:value="88.48">
            <text:p>88.48</text:p>
          </table:table-cell>
          <table:table-cell/>
        </table:table-row>
        <table:table-row table:style-name="ro1">
          <table:table-cell office:value-type="float" office:value="787000">
            <text:p>787000</text:p>
          </table:table-cell>
          <table:table-cell office:value-type="float" office:value="88.16">
            <text:p>88.16</text:p>
          </table:table-cell>
          <table:table-cell/>
        </table:table-row>
        <table:table-row table:style-name="ro1">
          <table:table-cell office:value-type="float" office:value="788000">
            <text:p>788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789000">
            <text:p>789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791000">
            <text:p>791000</text:p>
          </table:table-cell>
          <table:table-cell office:value-type="float" office:value="88.5">
            <text:p>88.5</text:p>
          </table:table-cell>
          <table:table-cell/>
        </table:table-row>
        <table:table-row table:style-name="ro1">
          <table:table-cell office:value-type="float" office:value="792000">
            <text:p>792000</text:p>
          </table:table-cell>
          <table:table-cell office:value-type="float" office:value="88.08">
            <text:p>88.08</text:p>
          </table:table-cell>
          <table:table-cell/>
        </table:table-row>
        <table:table-row table:style-name="ro1">
          <table:table-cell office:value-type="float" office:value="793000">
            <text:p>793000</text:p>
          </table:table-cell>
          <table:table-cell office:value-type="float" office:value="88.78">
            <text:p>88.78</text:p>
          </table:table-cell>
          <table:table-cell/>
        </table:table-row>
        <table:table-row table:style-name="ro1">
          <table:table-cell office:value-type="float" office:value="794000">
            <text:p>794000</text:p>
          </table:table-cell>
          <table:table-cell office:value-type="float" office:value="88.82">
            <text:p>88.82</text:p>
          </table:table-cell>
          <table:table-cell/>
        </table:table-row>
        <table:table-row table:style-name="ro1">
          <table:table-cell office:value-type="float" office:value="795000">
            <text:p>795000</text:p>
          </table:table-cell>
          <table:table-cell office:value-type="float" office:value="88.94">
            <text:p>88.94</text:p>
          </table:table-cell>
          <table:table-cell/>
        </table:table-row>
        <table:table-row table:style-name="ro1">
          <table:table-cell office:value-type="float" office:value="796000">
            <text:p>796000</text:p>
          </table:table-cell>
          <table:table-cell office:value-type="float" office:value="89.32">
            <text:p>89.32</text:p>
          </table:table-cell>
          <table:table-cell/>
        </table:table-row>
        <table:table-row table:style-name="ro1">
          <table:table-cell office:value-type="float" office:value="797000">
            <text:p>797000</text:p>
          </table:table-cell>
          <table:table-cell office:value-type="float" office:value="88.32">
            <text:p>88.32</text:p>
          </table:table-cell>
          <table:table-cell/>
        </table:table-row>
        <table:table-row table:style-name="ro1">
          <table:table-cell office:value-type="float" office:value="798000">
            <text:p>798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799000">
            <text:p>799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801000">
            <text:p>801000</text:p>
          </table:table-cell>
          <table:table-cell office:value-type="float" office:value="88.94">
            <text:p>88.94</text:p>
          </table:table-cell>
          <table:table-cell/>
        </table:table-row>
        <table:table-row table:style-name="ro1">
          <table:table-cell office:value-type="float" office:value="802000">
            <text:p>802000</text:p>
          </table:table-cell>
          <table:table-cell office:value-type="float" office:value="89.04">
            <text:p>89.04</text:p>
          </table:table-cell>
          <table:table-cell/>
        </table:table-row>
        <table:table-row table:style-name="ro1">
          <table:table-cell office:value-type="float" office:value="803000">
            <text:p>803000</text:p>
          </table:table-cell>
          <table:table-cell office:value-type="float" office:value="89.16">
            <text:p>89.16</text:p>
          </table:table-cell>
          <table:table-cell/>
        </table:table-row>
        <table:table-row table:style-name="ro1">
          <table:table-cell office:value-type="float" office:value="804000">
            <text:p>804000</text:p>
          </table:table-cell>
          <table:table-cell office:value-type="float" office:value="88.68">
            <text:p>88.68</text:p>
          </table:table-cell>
          <table:table-cell/>
        </table:table-row>
        <table:table-row table:style-name="ro1">
          <table:table-cell office:value-type="float" office:value="805000">
            <text:p>805000</text:p>
          </table:table-cell>
          <table:table-cell office:value-type="float" office:value="89.28">
            <text:p>89.28</text:p>
          </table:table-cell>
          <table:table-cell/>
        </table:table-row>
        <table:table-row table:style-name="ro1">
          <table:table-cell office:value-type="float" office:value="806000">
            <text:p>806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807000">
            <text:p>807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808000">
            <text:p>808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809000">
            <text:p>809000</text:p>
          </table:table-cell>
          <table:table-cell office:value-type="float" office:value="89.7">
            <text:p>89.7</text:p>
          </table:table-cell>
          <table:table-cell/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811000">
            <text:p>811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12000">
            <text:p>812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813000">
            <text:p>813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814000">
            <text:p>814000</text:p>
          </table:table-cell>
          <table:table-cell office:value-type="float" office:value="88.52">
            <text:p>88.52</text:p>
          </table:table-cell>
          <table:table-cell/>
        </table:table-row>
        <table:table-row table:style-name="ro1">
          <table:table-cell office:value-type="float" office:value="815000">
            <text:p>815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16000">
            <text:p>816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817000">
            <text:p>817000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818000">
            <text:p>818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819000">
            <text:p>819000</text:p>
          </table:table-cell>
          <table:table-cell office:value-type="float" office:value="88.92">
            <text:p>88.92</text:p>
          </table:table-cell>
          <table:table-cell/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1000">
            <text:p>821000</text:p>
          </table:table-cell>
          <table:table-cell office:value-type="float" office:value="88.94">
            <text:p>88.94</text:p>
          </table:table-cell>
          <table:table-cell/>
        </table:table-row>
        <table:table-row table:style-name="ro1">
          <table:table-cell office:value-type="float" office:value="822000">
            <text:p>822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823000">
            <text:p>823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24000">
            <text:p>824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825000">
            <text:p>825000</text:p>
          </table:table-cell>
          <table:table-cell office:value-type="float" office:value="89.52">
            <text:p>89.52</text:p>
          </table:table-cell>
          <table:table-cell/>
        </table:table-row>
        <table:table-row table:style-name="ro1">
          <table:table-cell office:value-type="float" office:value="826000">
            <text:p>826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827000">
            <text:p>827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828000">
            <text:p>828000</text:p>
          </table:table-cell>
          <table:table-cell office:value-type="float" office:value="89.86">
            <text:p>89.86</text:p>
          </table:table-cell>
          <table:table-cell/>
        </table:table-row>
        <table:table-row table:style-name="ro1">
          <table:table-cell office:value-type="float" office:value="829000">
            <text:p>829000</text:p>
          </table:table-cell>
          <table:table-cell office:value-type="float" office:value="88.88">
            <text:p>88.88</text:p>
          </table:table-cell>
          <table:table-cell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89.46">
            <text:p>89.46</text:p>
          </table:table-cell>
          <table:table-cell/>
        </table:table-row>
        <table:table-row table:style-name="ro1">
          <table:table-cell office:value-type="float" office:value="831000">
            <text:p>831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832000">
            <text:p>832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833000">
            <text:p>833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834000">
            <text:p>834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35000">
            <text:p>835000</text:p>
          </table:table-cell>
          <table:table-cell office:value-type="float" office:value="89.52">
            <text:p>89.52</text:p>
          </table:table-cell>
          <table:table-cell/>
        </table:table-row>
        <table:table-row table:style-name="ro1">
          <table:table-cell office:value-type="float" office:value="836000">
            <text:p>836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837000">
            <text:p>837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838000">
            <text:p>838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839000">
            <text:p>839000</text:p>
          </table:table-cell>
          <table:table-cell office:value-type="float" office:value="89.66">
            <text:p>89.66</text:p>
          </table:table-cell>
          <table:table-cell/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89.08">
            <text:p>89.08</text:p>
          </table:table-cell>
          <table:table-cell/>
        </table:table-row>
        <table:table-row table:style-name="ro1">
          <table:table-cell office:value-type="float" office:value="841000">
            <text:p>841000</text:p>
          </table:table-cell>
          <table:table-cell office:value-type="float" office:value="89.28">
            <text:p>89.28</text:p>
          </table:table-cell>
          <table:table-cell/>
        </table:table-row>
        <table:table-row table:style-name="ro1">
          <table:table-cell office:value-type="float" office:value="842000">
            <text:p>842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843000">
            <text:p>843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844000">
            <text:p>844000</text:p>
          </table:table-cell>
          <table:table-cell office:value-type="float" office:value="89.46">
            <text:p>89.46</text:p>
          </table:table-cell>
          <table:table-cell/>
        </table:table-row>
        <table:table-row table:style-name="ro1">
          <table:table-cell office:value-type="float" office:value="845000">
            <text:p>845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846000">
            <text:p>846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847000">
            <text:p>847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848000">
            <text:p>848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849000">
            <text:p>849000</text:p>
          </table:table-cell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851000">
            <text:p>851000</text:p>
          </table:table-cell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852000">
            <text:p>852000</text:p>
          </table:table-cell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853000">
            <text:p>853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854000">
            <text:p>854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855000">
            <text:p>855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56000">
            <text:p>856000</text:p>
          </table:table-cell>
          <table:table-cell office:value-type="float" office:value="89.52">
            <text:p>89.52</text:p>
          </table:table-cell>
          <table:table-cell/>
        </table:table-row>
        <table:table-row table:style-name="ro1">
          <table:table-cell office:value-type="float" office:value="857000">
            <text:p>857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858000">
            <text:p>858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859000">
            <text:p>859000</text:p>
          </table:table-cell>
          <table:table-cell office:value-type="float" office:value="88.82">
            <text:p>88.82</text:p>
          </table:table-cell>
          <table:table-cell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90.28">
            <text:p>90.28</text:p>
          </table:table-cell>
          <table:table-cell/>
        </table:table-row>
        <table:table-row table:style-name="ro1">
          <table:table-cell office:value-type="float" office:value="861000">
            <text:p>861000</text:p>
          </table:table-cell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62000">
            <text:p>862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863000">
            <text:p>863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864000">
            <text:p>864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865000">
            <text:p>865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866000">
            <text:p>866000</text:p>
          </table:table-cell>
          <table:table-cell office:value-type="float" office:value="89.02">
            <text:p>89.02</text:p>
          </table:table-cell>
          <table:table-cell/>
        </table:table-row>
        <table:table-row table:style-name="ro1">
          <table:table-cell office:value-type="float" office:value="867000">
            <text:p>867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868000">
            <text:p>868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869000">
            <text:p>869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89.36">
            <text:p>89.36</text:p>
          </table:table-cell>
          <table:table-cell/>
        </table:table-row>
        <table:table-row table:style-name="ro1">
          <table:table-cell office:value-type="float" office:value="871000">
            <text:p>871000</text:p>
          </table:table-cell>
          <table:table-cell office:value-type="float" office:value="88.36">
            <text:p>88.36</text:p>
          </table:table-cell>
          <table:table-cell/>
        </table:table-row>
        <table:table-row table:style-name="ro1">
          <table:table-cell office:value-type="float" office:value="872000">
            <text:p>872000</text:p>
          </table:table-cell>
          <table:table-cell office:value-type="float" office:value="89.34">
            <text:p>89.34</text:p>
          </table:table-cell>
          <table:table-cell/>
        </table:table-row>
        <table:table-row table:style-name="ro1">
          <table:table-cell office:value-type="float" office:value="873000">
            <text:p>873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874000">
            <text:p>874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875000">
            <text:p>875000</text:p>
          </table:table-cell>
          <table:table-cell office:value-type="float" office:value="87.92">
            <text:p>87.92</text:p>
          </table:table-cell>
          <table:table-cell/>
        </table:table-row>
        <table:table-row table:style-name="ro1">
          <table:table-cell office:value-type="float" office:value="876000">
            <text:p>876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877000">
            <text:p>877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878000">
            <text:p>878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879000">
            <text:p>879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881000">
            <text:p>881000</text:p>
          </table:table-cell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882000">
            <text:p>88200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3000">
            <text:p>883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884000">
            <text:p>884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885000">
            <text:p>885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886000">
            <text:p>886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887000">
            <text:p>887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888000">
            <text:p>888000</text:p>
          </table:table-cell>
          <table:table-cell office:value-type="float" office:value="88.44">
            <text:p>88.44</text:p>
          </table:table-cell>
          <table:table-cell/>
        </table:table-row>
        <table:table-row table:style-name="ro1">
          <table:table-cell office:value-type="float" office:value="889000">
            <text:p>889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88.74">
            <text:p>88.74</text:p>
          </table:table-cell>
          <table:table-cell/>
        </table:table-row>
        <table:table-row table:style-name="ro1">
          <table:table-cell office:value-type="float" office:value="891000">
            <text:p>891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892000">
            <text:p>892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893000">
            <text:p>893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894000">
            <text:p>894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895000">
            <text:p>895000</text:p>
          </table:table-cell>
          <table:table-cell office:value-type="float" office:value="89.04">
            <text:p>89.04</text:p>
          </table:table-cell>
          <table:table-cell/>
        </table:table-row>
        <table:table-row table:style-name="ro1">
          <table:table-cell office:value-type="float" office:value="896000">
            <text:p>896000</text:p>
          </table:table-cell>
          <table:table-cell office:value-type="float" office:value="87.92">
            <text:p>87.92</text:p>
          </table:table-cell>
          <table:table-cell/>
        </table:table-row>
        <table:table-row table:style-name="ro1">
          <table:table-cell office:value-type="float" office:value="897000">
            <text:p>897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898000">
            <text:p>898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899000">
            <text:p>899000</text:p>
          </table:table-cell>
          <table:table-cell office:value-type="float" office:value="89.42">
            <text:p>89.42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901000">
            <text:p>901000</text:p>
          </table:table-cell>
          <table:table-cell office:value-type="float" office:value="88.72">
            <text:p>88.72</text:p>
          </table:table-cell>
          <table:table-cell/>
        </table:table-row>
        <table:table-row table:style-name="ro1">
          <table:table-cell office:value-type="float" office:value="902000">
            <text:p>902000</text:p>
          </table:table-cell>
          <table:table-cell office:value-type="float" office:value="89.32">
            <text:p>89.32</text:p>
          </table:table-cell>
          <table:table-cell/>
        </table:table-row>
        <table:table-row table:style-name="ro1">
          <table:table-cell office:value-type="float" office:value="903000">
            <text:p>903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904000">
            <text:p>904000</text:p>
          </table:table-cell>
          <table:table-cell office:value-type="float" office:value="89.36">
            <text:p>89.36</text:p>
          </table:table-cell>
          <table:table-cell/>
        </table:table-row>
        <table:table-row table:style-name="ro1">
          <table:table-cell office:value-type="float" office:value="905000">
            <text:p>905000</text:p>
          </table:table-cell>
          <table:table-cell office:value-type="float" office:value="89.16">
            <text:p>89.16</text:p>
          </table:table-cell>
          <table:table-cell/>
        </table:table-row>
        <table:table-row table:style-name="ro1">
          <table:table-cell office:value-type="float" office:value="906000">
            <text:p>906000</text:p>
          </table:table-cell>
          <table:table-cell office:value-type="float" office:value="89.46">
            <text:p>89.46</text:p>
          </table:table-cell>
          <table:table-cell/>
        </table:table-row>
        <table:table-row table:style-name="ro1">
          <table:table-cell office:value-type="float" office:value="907000">
            <text:p>907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908000">
            <text:p>908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909000">
            <text:p>909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911000">
            <text:p>911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912000">
            <text:p>912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13000">
            <text:p>913000</text:p>
          </table:table-cell>
          <table:table-cell office:value-type="float" office:value="89.78">
            <text:p>89.78</text:p>
          </table:table-cell>
          <table:table-cell/>
        </table:table-row>
        <table:table-row table:style-name="ro1">
          <table:table-cell office:value-type="float" office:value="914000">
            <text:p>914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915000">
            <text:p>915000</text:p>
          </table:table-cell>
          <table:table-cell office:value-type="float" office:value="88.62">
            <text:p>88.62</text:p>
          </table:table-cell>
          <table:table-cell/>
        </table:table-row>
        <table:table-row table:style-name="ro1">
          <table:table-cell office:value-type="float" office:value="916000">
            <text:p>916000</text:p>
          </table:table-cell>
          <table:table-cell office:value-type="float" office:value="89.42">
            <text:p>89.42</text:p>
          </table:table-cell>
          <table:table-cell/>
        </table:table-row>
        <table:table-row table:style-name="ro1">
          <table:table-cell office:value-type="float" office:value="917000">
            <text:p>917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918000">
            <text:p>918000</text:p>
          </table:table-cell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19000">
            <text:p>919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88.74">
            <text:p>88.74</text:p>
          </table:table-cell>
          <table:table-cell/>
        </table:table-row>
        <table:table-row table:style-name="ro1">
          <table:table-cell office:value-type="float" office:value="921000">
            <text:p>921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922000">
            <text:p>922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923000">
            <text:p>923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924000">
            <text:p>924000</text:p>
          </table:table-cell>
          <table:table-cell office:value-type="float" office:value="89.08">
            <text:p>89.08</text:p>
          </table:table-cell>
          <table:table-cell/>
        </table:table-row>
        <table:table-row table:style-name="ro1">
          <table:table-cell office:value-type="float" office:value="925000">
            <text:p>925000</text:p>
          </table:table-cell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26000">
            <text:p>926000</text:p>
          </table:table-cell>
          <table:table-cell office:value-type="float" office:value="89.26">
            <text:p>89.26</text:p>
          </table:table-cell>
          <table:table-cell/>
        </table:table-row>
        <table:table-row table:style-name="ro1">
          <table:table-cell office:value-type="float" office:value="927000">
            <text:p>927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928000">
            <text:p>928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29000">
            <text:p>929000</text:p>
          </table:table-cell>
          <table:table-cell office:value-type="float" office:value="89.38">
            <text:p>89.38</text:p>
          </table:table-cell>
          <table:table-cell/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932000">
            <text:p>932000</text:p>
          </table:table-cell>
          <table:table-cell office:value-type="float" office:value="88.46">
            <text:p>88.46</text:p>
          </table:table-cell>
          <table:table-cell/>
        </table:table-row>
        <table:table-row table:style-name="ro1">
          <table:table-cell office:value-type="float" office:value="933000">
            <text:p>933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934000">
            <text:p>934000</text:p>
          </table:table-cell>
          <table:table-cell office:value-type="float" office:value="88.98">
            <text:p>88.98</text:p>
          </table:table-cell>
          <table:table-cell/>
        </table:table-row>
        <table:table-row table:style-name="ro1">
          <table:table-cell office:value-type="float" office:value="935000">
            <text:p>935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36000">
            <text:p>936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937000">
            <text:p>937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938000">
            <text:p>938000</text:p>
          </table:table-cell>
          <table:table-cell office:value-type="float" office:value="88.74">
            <text:p>88.74</text:p>
          </table:table-cell>
          <table:table-cell/>
        </table:table-row>
        <table:table-row table:style-name="ro1">
          <table:table-cell office:value-type="float" office:value="939000">
            <text:p>939000</text:p>
          </table:table-cell>
          <table:table-cell office:value-type="float" office:value="89.32">
            <text:p>89.32</text:p>
          </table:table-cell>
          <table:table-cell/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88.16">
            <text:p>88.16</text:p>
          </table:table-cell>
          <table:table-cell/>
        </table:table-row>
        <table:table-row table:style-name="ro1">
          <table:table-cell office:value-type="float" office:value="941000">
            <text:p>941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942000">
            <text:p>942000</text:p>
          </table:table-cell>
          <table:table-cell office:value-type="float" office:value="88.46">
            <text:p>88.46</text:p>
          </table:table-cell>
          <table:table-cell/>
        </table:table-row>
        <table:table-row table:style-name="ro1">
          <table:table-cell office:value-type="float" office:value="943000">
            <text:p>943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944000">
            <text:p>944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945000">
            <text:p>945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946000">
            <text:p>946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947000">
            <text:p>947000</text:p>
          </table:table-cell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948000">
            <text:p>948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949000">
            <text:p>949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51000">
            <text:p>951000</text:p>
          </table:table-cell>
          <table:table-cell office:value-type="float" office:value="89.26">
            <text:p>89.26</text:p>
          </table:table-cell>
          <table:table-cell/>
        </table:table-row>
        <table:table-row table:style-name="ro1">
          <table:table-cell office:value-type="float" office:value="952000">
            <text:p>952000</text:p>
          </table:table-cell>
          <table:table-cell office:value-type="float" office:value="89.32">
            <text:p>89.32</text:p>
          </table:table-cell>
          <table:table-cell/>
        </table:table-row>
        <table:table-row table:style-name="ro1">
          <table:table-cell office:value-type="float" office:value="953000">
            <text:p>953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954000">
            <text:p>954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955000">
            <text:p>955000</text:p>
          </table:table-cell>
          <table:table-cell office:value-type="float" office:value="89.64">
            <text:p>89.64</text:p>
          </table:table-cell>
          <table:table-cell/>
        </table:table-row>
        <table:table-row table:style-name="ro1">
          <table:table-cell office:value-type="float" office:value="956000">
            <text:p>956000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 office:value-type="float" office:value="957000">
            <text:p>957000</text:p>
          </table:table-cell>
          <table:table-cell office:value-type="float" office:value="89.78">
            <text:p>89.78</text:p>
          </table:table-cell>
          <table:table-cell/>
        </table:table-row>
        <table:table-row table:style-name="ro1">
          <table:table-cell office:value-type="float" office:value="958000">
            <text:p>958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959000">
            <text:p>959000</text:p>
          </table:table-cell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88.28">
            <text:p>88.28</text:p>
          </table:table-cell>
          <table:table-cell/>
        </table:table-row>
        <table:table-row table:style-name="ro1">
          <table:table-cell office:value-type="float" office:value="961000">
            <text:p>961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962000">
            <text:p>962000</text:p>
          </table:table-cell>
          <table:table-cell office:value-type="float" office:value="88.82">
            <text:p>88.82</text:p>
          </table:table-cell>
          <table:table-cell/>
        </table:table-row>
        <table:table-row table:style-name="ro1">
          <table:table-cell office:value-type="float" office:value="963000">
            <text:p>963000</text:p>
          </table:table-cell>
          <table:table-cell office:value-type="float" office:value="88.66">
            <text:p>88.66</text:p>
          </table:table-cell>
          <table:table-cell/>
        </table:table-row>
        <table:table-row table:style-name="ro1">
          <table:table-cell office:value-type="float" office:value="964000">
            <text:p>964000</text:p>
          </table:table-cell>
          <table:table-cell office:value-type="float" office:value="88.36">
            <text:p>88.36</text:p>
          </table:table-cell>
          <table:table-cell/>
        </table:table-row>
        <table:table-row table:style-name="ro1">
          <table:table-cell office:value-type="float" office:value="965000">
            <text:p>965000</text:p>
          </table:table-cell>
          <table:table-cell office:value-type="float" office:value="89.46">
            <text:p>89.46</text:p>
          </table:table-cell>
          <table:table-cell/>
        </table:table-row>
        <table:table-row table:style-name="ro1">
          <table:table-cell office:value-type="float" office:value="966000">
            <text:p>966000</text:p>
          </table:table-cell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67000">
            <text:p>967000</text:p>
          </table:table-cell>
          <table:table-cell office:value-type="float" office:value="89.92">
            <text:p>89.92</text:p>
          </table:table-cell>
          <table:table-cell/>
        </table:table-row>
        <table:table-row table:style-name="ro1">
          <table:table-cell office:value-type="float" office:value="968000">
            <text:p>968000</text:p>
          </table:table-cell>
          <table:table-cell office:value-type="float" office:value="88.96">
            <text:p>88.96</text:p>
          </table:table-cell>
          <table:table-cell/>
        </table:table-row>
        <table:table-row table:style-name="ro1">
          <table:table-cell office:value-type="float" office:value="969000">
            <text:p>969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89.36">
            <text:p>89.36</text:p>
          </table:table-cell>
          <table:table-cell/>
        </table:table-row>
        <table:table-row table:style-name="ro1">
          <table:table-cell office:value-type="float" office:value="971000">
            <text:p>971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972000">
            <text:p>972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973000">
            <text:p>973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974000">
            <text:p>974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975000">
            <text:p>975000</text:p>
          </table:table-cell>
          <table:table-cell office:value-type="float" office:value="88.72">
            <text:p>88.72</text:p>
          </table:table-cell>
          <table:table-cell/>
        </table:table-row>
        <table:table-row table:style-name="ro1">
          <table:table-cell office:value-type="float" office:value="976000">
            <text:p>976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977000">
            <text:p>977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978000">
            <text:p>978000</text:p>
          </table:table-cell>
          <table:table-cell office:value-type="float" office:value="89.36">
            <text:p>89.36</text:p>
          </table:table-cell>
          <table:table-cell/>
        </table:table-row>
        <table:table-row table:style-name="ro1">
          <table:table-cell office:value-type="float" office:value="979000">
            <text:p>979000</text:p>
          </table:table-cell>
          <table:table-cell office:value-type="float" office:value="89.34">
            <text:p>89.34</text:p>
          </table:table-cell>
          <table:table-cell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89.38">
            <text:p>89.38</text:p>
          </table:table-cell>
          <table:table-cell/>
        </table:table-row>
        <table:table-row table:style-name="ro1">
          <table:table-cell office:value-type="float" office:value="981000">
            <text:p>981000</text:p>
          </table:table-cell>
          <table:table-cell office:value-type="float" office:value="89.48">
            <text:p>89.48</text:p>
          </table:table-cell>
          <table:table-cell/>
        </table:table-row>
        <table:table-row table:style-name="ro1">
          <table:table-cell office:value-type="float" office:value="982000">
            <text:p>982000</text:p>
          </table:table-cell>
          <table:table-cell office:value-type="float" office:value="89.34">
            <text:p>89.34</text:p>
          </table:table-cell>
          <table:table-cell/>
        </table:table-row>
        <table:table-row table:style-name="ro1">
          <table:table-cell office:value-type="float" office:value="983000">
            <text:p>983000</text:p>
          </table:table-cell>
          <table:table-cell office:value-type="float" office:value="89.66">
            <text:p>89.66</text:p>
          </table:table-cell>
          <table:table-cell/>
        </table:table-row>
        <table:table-row table:style-name="ro1">
          <table:table-cell office:value-type="float" office:value="984000">
            <text:p>984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985000">
            <text:p>98500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6000">
            <text:p>986000</text:p>
          </table:table-cell>
          <table:table-cell office:value-type="float" office:value="88.84">
            <text:p>88.84</text:p>
          </table:table-cell>
          <table:table-cell/>
        </table:table-row>
        <table:table-row table:style-name="ro1">
          <table:table-cell office:value-type="float" office:value="987000">
            <text:p>987000</text:p>
          </table:table-cell>
          <table:table-cell office:value-type="float" office:value="89.46">
            <text:p>89.46</text:p>
          </table:table-cell>
          <table:table-cell/>
        </table:table-row>
        <table:table-row table:style-name="ro1">
          <table:table-cell office:value-type="float" office:value="988000">
            <text:p>988000</text:p>
          </table:table-cell>
          <table:table-cell office:value-type="float" office:value="90.28">
            <text:p>90.28</text:p>
          </table:table-cell>
          <table:table-cell/>
        </table:table-row>
        <table:table-row table:style-name="ro1">
          <table:table-cell office:value-type="float" office:value="989000">
            <text:p>989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991000">
            <text:p>991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992000">
            <text:p>99200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93000">
            <text:p>99300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94000">
            <text:p>994000</text:p>
          </table:table-cell>
          <table:table-cell office:value-type="float" office:value="90.6">
            <text:p>90.6</text:p>
          </table:table-cell>
          <table:table-cell/>
        </table:table-row>
        <table:table-row table:style-name="ro1">
          <table:table-cell office:value-type="float" office:value="995000">
            <text:p>995000</text:p>
          </table:table-cell>
          <table:table-cell office:value-type="float" office:value="88.58">
            <text:p>88.58</text:p>
          </table:table-cell>
          <table:table-cell/>
        </table:table-row>
        <table:table-row table:style-name="ro1">
          <table:table-cell office:value-type="float" office:value="996000">
            <text:p>996000</text:p>
          </table:table-cell>
          <table:table-cell office:value-type="float" office:value="89.94">
            <text:p>89.94</text:p>
          </table:table-cell>
          <table:table-cell/>
        </table:table-row>
        <table:table-row table:style-name="ro1">
          <table:table-cell office:value-type="float" office:value="997000">
            <text:p>997000</text:p>
          </table:table-cell>
          <table:table-cell office:value-type="float" office:value="89.86">
            <text:p>89.86</text:p>
          </table:table-cell>
          <table:table-cell/>
        </table:table-row>
        <table:table-row table:style-name="ro1">
          <table:table-cell office:value-type="float" office:value="998000">
            <text:p>998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999000">
            <text:p>999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89.26">
            <text:p>89.26</text:p>
          </table:table-cell>
          <table:table-cell/>
        </table:table-row>
        <table:table-row table:style-name="ro1">
          <table:table-cell office:value-type="float" office:value="1001000">
            <text:p>1001000</text:p>
          </table:table-cell>
          <table:table-cell office:value-type="float" office:value="89.72">
            <text:p>89.72</text:p>
          </table:table-cell>
          <table:table-cell/>
        </table:table-row>
        <table:table-row table:style-name="ro1">
          <table:table-cell office:value-type="float" office:value="1002000">
            <text:p>1002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1003000">
            <text:p>1003000</text:p>
          </table:table-cell>
          <table:table-cell office:value-type="float" office:value="89.48">
            <text:p>89.48</text:p>
          </table:table-cell>
          <table:table-cell/>
        </table:table-row>
        <table:table-row table:style-name="ro1">
          <table:table-cell office:value-type="float" office:value="1004000">
            <text:p>1004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1005000">
            <text:p>1005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006000">
            <text:p>1006000</text:p>
          </table:table-cell>
          <table:table-cell office:value-type="float" office:value="89.58">
            <text:p>89.58</text:p>
          </table:table-cell>
          <table:table-cell/>
        </table:table-row>
        <table:table-row table:style-name="ro1">
          <table:table-cell office:value-type="float" office:value="1007000">
            <text:p>1007000</text:p>
          </table:table-cell>
          <table:table-cell office:value-type="float" office:value="90.14">
            <text:p>90.14</text:p>
          </table:table-cell>
          <table:table-cell/>
        </table:table-row>
        <table:table-row table:style-name="ro1">
          <table:table-cell office:value-type="float" office:value="1008000">
            <text:p>1008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1009000">
            <text:p>1009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89.06">
            <text:p>89.06</text:p>
          </table:table-cell>
          <table:table-cell/>
        </table:table-row>
        <table:table-row table:style-name="ro1">
          <table:table-cell office:value-type="float" office:value="1011000">
            <text:p>1011000</text:p>
          </table:table-cell>
          <table:table-cell office:value-type="float" office:value="89.78">
            <text:p>89.78</text:p>
          </table:table-cell>
          <table:table-cell/>
        </table:table-row>
        <table:table-row table:style-name="ro1">
          <table:table-cell office:value-type="float" office:value="1012000">
            <text:p>1012000</text:p>
          </table:table-cell>
          <table:table-cell office:value-type="float" office:value="89.48">
            <text:p>89.48</text:p>
          </table:table-cell>
          <table:table-cell/>
        </table:table-row>
        <table:table-row table:style-name="ro1">
          <table:table-cell office:value-type="float" office:value="1013000">
            <text:p>1013000</text:p>
          </table:table-cell>
          <table:table-cell office:value-type="float" office:value="88.94">
            <text:p>88.94</text:p>
          </table:table-cell>
          <table:table-cell/>
        </table:table-row>
        <table:table-row table:style-name="ro1">
          <table:table-cell office:value-type="float" office:value="1014000">
            <text:p>1014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1015000">
            <text:p>1015000</text:p>
          </table:table-cell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1016000">
            <text:p>1016000</text:p>
          </table:table-cell>
          <table:table-cell office:value-type="float" office:value="90.76">
            <text:p>90.76</text:p>
          </table:table-cell>
          <table:table-cell/>
        </table:table-row>
        <table:table-row table:style-name="ro1">
          <table:table-cell office:value-type="float" office:value="1017000">
            <text:p>1017000</text:p>
          </table:table-cell>
          <table:table-cell office:value-type="float" office:value="88.98">
            <text:p>88.98</text:p>
          </table:table-cell>
          <table:table-cell/>
        </table:table-row>
        <table:table-row table:style-name="ro1">
          <table:table-cell office:value-type="float" office:value="1018000">
            <text:p>1018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1019000">
            <text:p>1019000</text:p>
          </table:table-cell>
          <table:table-cell office:value-type="float" office:value="90.22">
            <text:p>90.22</text:p>
          </table:table-cell>
          <table:table-cell/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1021000">
            <text:p>1021000</text:p>
          </table:table-cell>
          <table:table-cell office:value-type="float" office:value="89.66">
            <text:p>89.66</text:p>
          </table:table-cell>
          <table:table-cell/>
        </table:table-row>
        <table:table-row table:style-name="ro1">
          <table:table-cell office:value-type="float" office:value="1022000">
            <text:p>1022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1023000">
            <text:p>1023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24000">
            <text:p>1024000</text:p>
          </table:table-cell>
          <table:table-cell office:value-type="float" office:value="89.68">
            <text:p>89.68</text:p>
          </table:table-cell>
          <table:table-cell/>
        </table:table-row>
        <table:table-row table:style-name="ro1">
          <table:table-cell office:value-type="float" office:value="1025000">
            <text:p>1025000</text:p>
          </table:table-cell>
          <table:table-cell office:value-type="float" office:value="88.5">
            <text:p>88.5</text:p>
          </table:table-cell>
          <table:table-cell/>
        </table:table-row>
        <table:table-row table:style-name="ro1">
          <table:table-cell office:value-type="float" office:value="1026000">
            <text:p>1026000</text:p>
          </table:table-cell>
          <table:table-cell office:value-type="float" office:value="90.06">
            <text:p>90.06</text:p>
          </table:table-cell>
          <table:table-cell/>
        </table:table-row>
        <table:table-row table:style-name="ro1">
          <table:table-cell office:value-type="float" office:value="1027000">
            <text:p>1027000</text:p>
          </table:table-cell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1028000">
            <text:p>1028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1029000">
            <text:p>1029000</text:p>
          </table:table-cell>
          <table:table-cell office:value-type="float" office:value="89.34">
            <text:p>89.34</text:p>
          </table:table-cell>
          <table:table-cell/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89.68">
            <text:p>89.68</text:p>
          </table:table-cell>
          <table:table-cell/>
        </table:table-row>
        <table:table-row table:style-name="ro1">
          <table:table-cell office:value-type="float" office:value="1031000">
            <text:p>1031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032000">
            <text:p>1032000</text:p>
          </table:table-cell>
          <table:table-cell office:value-type="float" office:value="89.98">
            <text:p>89.98</text:p>
          </table:table-cell>
          <table:table-cell/>
        </table:table-row>
        <table:table-row table:style-name="ro1">
          <table:table-cell office:value-type="float" office:value="1033000">
            <text:p>1033000</text:p>
          </table:table-cell>
          <table:table-cell office:value-type="float" office:value="90.1">
            <text:p>90.1</text:p>
          </table:table-cell>
          <table:table-cell/>
        </table:table-row>
        <table:table-row table:style-name="ro1">
          <table:table-cell office:value-type="float" office:value="1034000">
            <text:p>1034000</text:p>
          </table:table-cell>
          <table:table-cell office:value-type="float" office:value="89.76">
            <text:p>89.76</text:p>
          </table:table-cell>
          <table:table-cell/>
        </table:table-row>
        <table:table-row table:style-name="ro1">
          <table:table-cell office:value-type="float" office:value="1035000">
            <text:p>1035000</text:p>
          </table:table-cell>
          <table:table-cell office:value-type="float" office:value="89.04">
            <text:p>89.04</text:p>
          </table:table-cell>
          <table:table-cell/>
        </table:table-row>
        <table:table-row table:style-name="ro1">
          <table:table-cell office:value-type="float" office:value="1036000">
            <text:p>1036000</text:p>
          </table:table-cell>
          <table:table-cell office:value-type="float" office:value="89.86">
            <text:p>89.86</text:p>
          </table:table-cell>
          <table:table-cell/>
        </table:table-row>
        <table:table-row table:style-name="ro1">
          <table:table-cell office:value-type="float" office:value="1037000">
            <text:p>1037000</text:p>
          </table:table-cell>
          <table:table-cell office:value-type="float" office:value="89.58">
            <text:p>89.58</text:p>
          </table:table-cell>
          <table:table-cell/>
        </table:table-row>
        <table:table-row table:style-name="ro1">
          <table:table-cell office:value-type="float" office:value="1038000">
            <text:p>1038000</text:p>
          </table:table-cell>
          <table:table-cell office:value-type="float" office:value="89.68">
            <text:p>89.68</text:p>
          </table:table-cell>
          <table:table-cell/>
        </table:table-row>
        <table:table-row table:style-name="ro1">
          <table:table-cell office:value-type="float" office:value="1039000">
            <text:p>1039000</text:p>
          </table:table-cell>
          <table:table-cell office:value-type="float" office:value="90.12">
            <text:p>90.12</text:p>
          </table:table-cell>
          <table:table-cell/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89.72">
            <text:p>89.72</text:p>
          </table:table-cell>
          <table:table-cell/>
        </table:table-row>
        <table:table-row table:style-name="ro1">
          <table:table-cell office:value-type="float" office:value="1041000">
            <text:p>1041000</text:p>
          </table:table-cell>
          <table:table-cell office:value-type="float" office:value="89.18">
            <text:p>89.18</text:p>
          </table:table-cell>
          <table:table-cell/>
        </table:table-row>
        <table:table-row table:style-name="ro1">
          <table:table-cell office:value-type="float" office:value="1042000">
            <text:p>1042000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1043000">
            <text:p>1043000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1044000">
            <text:p>1044000</text:p>
          </table:table-cell>
          <table:table-cell office:value-type="float" office:value="89.48">
            <text:p>89.48</text:p>
          </table:table-cell>
          <table:table-cell/>
        </table:table-row>
        <table:table-row table:style-name="ro1">
          <table:table-cell office:value-type="float" office:value="1045000">
            <text:p>1045000</text:p>
          </table:table-cell>
          <table:table-cell office:value-type="float" office:value="90.68">
            <text:p>90.68</text:p>
          </table:table-cell>
          <table:table-cell/>
        </table:table-row>
        <table:table-row table:style-name="ro1">
          <table:table-cell office:value-type="float" office:value="1046000">
            <text:p>1046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047000">
            <text:p>1047000</text:p>
          </table:table-cell>
          <table:table-cell office:value-type="float" office:value="88.98">
            <text:p>88.98</text:p>
          </table:table-cell>
          <table:table-cell/>
        </table:table-row>
        <table:table-row table:style-name="ro1">
          <table:table-cell office:value-type="float" office:value="1048000">
            <text:p>1048000</text:p>
          </table:table-cell>
          <table:table-cell office:value-type="float" office:value="89.76">
            <text:p>89.76</text:p>
          </table:table-cell>
          <table:table-cell/>
        </table:table-row>
        <table:table-row table:style-name="ro1">
          <table:table-cell office:value-type="float" office:value="1049000">
            <text:p>1049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1051000">
            <text:p>1051000</text:p>
          </table:table-cell>
          <table:table-cell office:value-type="float" office:value="89.92">
            <text:p>89.92</text:p>
          </table:table-cell>
          <table:table-cell/>
        </table:table-row>
        <table:table-row table:style-name="ro1">
          <table:table-cell office:value-type="float" office:value="1052000">
            <text:p>1052000</text:p>
          </table:table-cell>
          <table:table-cell office:value-type="float" office:value="89.72">
            <text:p>89.72</text:p>
          </table:table-cell>
          <table:table-cell/>
        </table:table-row>
        <table:table-row table:style-name="ro1">
          <table:table-cell office:value-type="float" office:value="1053000">
            <text:p>1053000</text:p>
          </table:table-cell>
          <table:table-cell office:value-type="float" office:value="90.34">
            <text:p>90.34</text:p>
          </table:table-cell>
          <table:table-cell/>
        </table:table-row>
        <table:table-row table:style-name="ro1">
          <table:table-cell office:value-type="float" office:value="1054000">
            <text:p>1054000</text:p>
          </table:table-cell>
          <table:table-cell office:value-type="float" office:value="90.2">
            <text:p>90.2</text:p>
          </table:table-cell>
          <table:table-cell/>
        </table:table-row>
        <table:table-row table:style-name="ro1">
          <table:table-cell office:value-type="float" office:value="1055000">
            <text:p>1055000</text:p>
          </table:table-cell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1056000">
            <text:p>1056000</text:p>
          </table:table-cell>
          <table:table-cell office:value-type="float" office:value="90.66">
            <text:p>90.66</text:p>
          </table:table-cell>
          <table:table-cell/>
        </table:table-row>
        <table:table-row table:style-name="ro1">
          <table:table-cell office:value-type="float" office:value="1057000">
            <text:p>1057000</text:p>
          </table:table-cell>
          <table:table-cell office:value-type="float" office:value="89.02">
            <text:p>89.02</text:p>
          </table:table-cell>
          <table:table-cell/>
        </table:table-row>
        <table:table-row table:style-name="ro1">
          <table:table-cell office:value-type="float" office:value="1058000">
            <text:p>1058000</text:p>
          </table:table-cell>
          <table:table-cell office:value-type="float" office:value="90.06">
            <text:p>90.06</text:p>
          </table:table-cell>
          <table:table-cell/>
        </table:table-row>
        <table:table-row table:style-name="ro1">
          <table:table-cell office:value-type="float" office:value="1059000">
            <text:p>105900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89.98">
            <text:p>89.98</text:p>
          </table:table-cell>
          <table:table-cell/>
        </table:table-row>
        <table:table-row table:style-name="ro1">
          <table:table-cell office:value-type="float" office:value="1061000">
            <text:p>1061000</text:p>
          </table:table-cell>
          <table:table-cell office:value-type="float" office:value="90.44">
            <text:p>90.44</text:p>
          </table:table-cell>
          <table:table-cell/>
        </table:table-row>
        <table:table-row table:style-name="ro1">
          <table:table-cell office:value-type="float" office:value="1062000">
            <text:p>1062000</text:p>
          </table:table-cell>
          <table:table-cell office:value-type="float" office:value="90.64">
            <text:p>90.64</text:p>
          </table:table-cell>
          <table:table-cell/>
        </table:table-row>
        <table:table-row table:style-name="ro1">
          <table:table-cell office:value-type="float" office:value="1063000">
            <text:p>1063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1064000">
            <text:p>1064000</text:p>
          </table:table-cell>
          <table:table-cell office:value-type="float" office:value="89.48">
            <text:p>89.48</text:p>
          </table:table-cell>
          <table:table-cell/>
        </table:table-row>
        <table:table-row table:style-name="ro1">
          <table:table-cell office:value-type="float" office:value="1065000">
            <text:p>1065000</text:p>
          </table:table-cell>
          <table:table-cell office:value-type="float" office:value="90.56">
            <text:p>90.56</text:p>
          </table:table-cell>
          <table:table-cell/>
        </table:table-row>
        <table:table-row table:style-name="ro1">
          <table:table-cell office:value-type="float" office:value="1066000">
            <text:p>1066000</text:p>
          </table:table-cell>
          <table:table-cell office:value-type="float" office:value="89.86">
            <text:p>89.86</text:p>
          </table:table-cell>
          <table:table-cell/>
        </table:table-row>
        <table:table-row table:style-name="ro1">
          <table:table-cell office:value-type="float" office:value="1067000">
            <text:p>1067000</text:p>
          </table:table-cell>
          <table:table-cell office:value-type="float" office:value="89.38">
            <text:p>89.38</text:p>
          </table:table-cell>
          <table:table-cell/>
        </table:table-row>
        <table:table-row table:style-name="ro1">
          <table:table-cell office:value-type="float" office:value="1068000">
            <text:p>1068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69000">
            <text:p>1069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90.3">
            <text:p>90.3</text:p>
          </table:table-cell>
          <table:table-cell/>
        </table:table-row>
        <table:table-row table:style-name="ro1">
          <table:table-cell office:value-type="float" office:value="1071000">
            <text:p>1071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1072000">
            <text:p>1072000</text:p>
          </table:table-cell>
          <table:table-cell office:value-type="float" office:value="89.7">
            <text:p>89.7</text:p>
          </table:table-cell>
          <table:table-cell/>
        </table:table-row>
        <table:table-row table:style-name="ro1">
          <table:table-cell office:value-type="float" office:value="1073000">
            <text:p>1073000</text:p>
          </table:table-cell>
          <table:table-cell office:value-type="float" office:value="89.34">
            <text:p>89.34</text:p>
          </table:table-cell>
          <table:table-cell/>
        </table:table-row>
        <table:table-row table:style-name="ro1">
          <table:table-cell office:value-type="float" office:value="1074000">
            <text:p>1074000</text:p>
          </table:table-cell>
          <table:table-cell office:value-type="float" office:value="88.64">
            <text:p>88.64</text:p>
          </table:table-cell>
          <table:table-cell/>
        </table:table-row>
        <table:table-row table:style-name="ro1">
          <table:table-cell office:value-type="float" office:value="1075000">
            <text:p>1075000</text:p>
          </table:table-cell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1076000">
            <text:p>1076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77000">
            <text:p>1077000</text:p>
          </table:table-cell>
          <table:table-cell office:value-type="float" office:value="89.98">
            <text:p>89.98</text:p>
          </table:table-cell>
          <table:table-cell/>
        </table:table-row>
        <table:table-row table:style-name="ro1">
          <table:table-cell office:value-type="float" office:value="1078000">
            <text:p>1078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1079000">
            <text:p>1079000</text:p>
          </table:table-cell>
          <table:table-cell office:value-type="float" office:value="89.08">
            <text:p>89.08</text:p>
          </table:table-cell>
          <table:table-cell/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1081000">
            <text:p>1081000</text:p>
          </table:table-cell>
          <table:table-cell office:value-type="float" office:value="90.24">
            <text:p>90.24</text:p>
          </table:table-cell>
          <table:table-cell/>
        </table:table-row>
        <table:table-row table:style-name="ro1">
          <table:table-cell office:value-type="float" office:value="1082000">
            <text:p>1082000</text:p>
          </table:table-cell>
          <table:table-cell office:value-type="float" office:value="88.92">
            <text:p>88.92</text:p>
          </table:table-cell>
          <table:table-cell/>
        </table:table-row>
        <table:table-row table:style-name="ro1">
          <table:table-cell office:value-type="float" office:value="1083000">
            <text:p>1083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84000">
            <text:p>1084000</text:p>
          </table:table-cell>
          <table:table-cell office:value-type="float" office:value="89.16">
            <text:p>89.16</text:p>
          </table:table-cell>
          <table:table-cell/>
        </table:table-row>
        <table:table-row table:style-name="ro1">
          <table:table-cell office:value-type="float" office:value="1085000">
            <text:p>1085000</text:p>
          </table:table-cell>
          <table:table-cell office:value-type="float" office:value="90.16">
            <text:p>90.16</text:p>
          </table:table-cell>
          <table:table-cell/>
        </table:table-row>
        <table:table-row table:style-name="ro1">
          <table:table-cell office:value-type="float" office:value="1086000">
            <text:p>1086000</text:p>
          </table:table-cell>
          <table:table-cell office:value-type="float" office:value="90.54">
            <text:p>90.54</text:p>
          </table:table-cell>
          <table:table-cell/>
        </table:table-row>
        <table:table-row table:style-name="ro1">
          <table:table-cell office:value-type="float" office:value="1087000">
            <text:p>1087000</text:p>
          </table:table-cell>
          <table:table-cell office:value-type="float" office:value="89.56">
            <text:p>89.56</text:p>
          </table:table-cell>
          <table:table-cell/>
        </table:table-row>
        <table:table-row table:style-name="ro1">
          <table:table-cell office:value-type="float" office:value="1088000">
            <text:p>1088000</text:p>
          </table:table-cell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1089000">
            <text:p>1089000</text:p>
          </table:table-cell>
          <table:table-cell office:value-type="float" office:value="89.92">
            <text:p>89.92</text:p>
          </table:table-cell>
          <table:table-cell/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91000">
            <text:p>1091000</text:p>
          </table:table-cell>
          <table:table-cell office:value-type="float" office:value="90.38">
            <text:p>90.38</text:p>
          </table:table-cell>
          <table:table-cell/>
        </table:table-row>
        <table:table-row table:style-name="ro1">
          <table:table-cell office:value-type="float" office:value="1092000">
            <text:p>1092000</text:p>
          </table:table-cell>
          <table:table-cell office:value-type="float" office:value="90.14">
            <text:p>90.14</text:p>
          </table:table-cell>
          <table:table-cell/>
        </table:table-row>
        <table:table-row table:style-name="ro1">
          <table:table-cell office:value-type="float" office:value="1093000">
            <text:p>1093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1094000">
            <text:p>1094000</text:p>
          </table:table-cell>
          <table:table-cell office:value-type="float" office:value="89.84">
            <text:p>89.84</text:p>
          </table:table-cell>
          <table:table-cell/>
        </table:table-row>
        <table:table-row table:style-name="ro1">
          <table:table-cell office:value-type="float" office:value="1095000">
            <text:p>1095000</text:p>
          </table:table-cell>
          <table:table-cell office:value-type="float" office:value="90.24">
            <text:p>90.24</text:p>
          </table:table-cell>
          <table:table-cell/>
        </table:table-row>
        <table:table-row table:style-name="ro1">
          <table:table-cell office:value-type="float" office:value="1096000">
            <text:p>1096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097000">
            <text:p>1097000</text:p>
          </table:table-cell>
          <table:table-cell office:value-type="float" office:value="89.32">
            <text:p>89.32</text:p>
          </table:table-cell>
          <table:table-cell/>
        </table:table-row>
        <table:table-row table:style-name="ro1">
          <table:table-cell office:value-type="float" office:value="1098000">
            <text:p>1098000</text:p>
          </table:table-cell>
          <table:table-cell office:value-type="float" office:value="90.1">
            <text:p>90.1</text:p>
          </table:table-cell>
          <table:table-cell/>
        </table:table-row>
        <table:table-row table:style-name="ro1">
          <table:table-cell office:value-type="float" office:value="1099000">
            <text:p>1099000</text:p>
          </table:table-cell>
          <table:table-cell office:value-type="float" office:value="90.42">
            <text:p>90.42</text:p>
          </table:table-cell>
          <table:table-cell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89.72">
            <text:p>89.72</text:p>
          </table:table-cell>
          <table:table-cell/>
        </table:table-row>
        <table:table-row table:style-name="ro1">
          <table:table-cell office:value-type="float" office:value="1101000">
            <text:p>1101000</text:p>
          </table:table-cell>
          <table:table-cell office:value-type="float" office:value="90.12">
            <text:p>90.12</text:p>
          </table:table-cell>
          <table:table-cell/>
        </table:table-row>
        <table:table-row table:style-name="ro1">
          <table:table-cell office:value-type="float" office:value="1102000">
            <text:p>1102000</text:p>
          </table:table-cell>
          <table:table-cell office:value-type="float" office:value="89.88">
            <text:p>89.88</text:p>
          </table:table-cell>
          <table:table-cell/>
        </table:table-row>
        <table:table-row table:style-name="ro1">
          <table:table-cell office:value-type="float" office:value="1103000">
            <text:p>1103000</text:p>
          </table:table-cell>
          <table:table-cell office:value-type="float" office:value="90.16">
            <text:p>90.16</text:p>
          </table:table-cell>
          <table:table-cell/>
        </table:table-row>
        <table:table-row table:style-name="ro1">
          <table:table-cell office:value-type="float" office:value="1104000">
            <text:p>1104000</text:p>
          </table:table-cell>
          <table:table-cell office:value-type="float" office:value="90.18">
            <text:p>90.18</text:p>
          </table:table-cell>
          <table:table-cell/>
        </table:table-row>
        <table:table-row table:style-name="ro1">
          <table:table-cell office:value-type="float" office:value="1105000">
            <text:p>1105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1106000">
            <text:p>1106000</text:p>
          </table:table-cell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1107000">
            <text:p>1107000</text:p>
          </table:table-cell>
          <table:table-cell office:value-type="float" office:value="90.64">
            <text:p>90.64</text:p>
          </table:table-cell>
          <table:table-cell/>
        </table:table-row>
        <table:table-row table:style-name="ro1">
          <table:table-cell office:value-type="float" office:value="1108000">
            <text:p>1108000</text:p>
          </table:table-cell>
          <table:table-cell office:value-type="float" office:value="90.46">
            <text:p>90.46</text:p>
          </table:table-cell>
          <table:table-cell/>
        </table:table-row>
        <table:table-row table:style-name="ro1">
          <table:table-cell office:value-type="float" office:value="1109000">
            <text:p>1109000</text:p>
          </table:table-cell>
          <table:table-cell office:value-type="float" office:value="90.94">
            <text:p>90.94</text:p>
          </table:table-cell>
          <table:table-cell/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89.14">
            <text:p>89.14</text:p>
          </table:table-cell>
          <table:table-cell/>
        </table:table-row>
        <table:table-row table:style-name="ro1">
          <table:table-cell office:value-type="float" office:value="1111000">
            <text:p>1111000</text:p>
          </table:table-cell>
          <table:table-cell office:value-type="float" office:value="89.9">
            <text:p>89.9</text:p>
          </table:table-cell>
          <table:table-cell/>
        </table:table-row>
        <table:table-row table:style-name="ro1">
          <table:table-cell office:value-type="float" office:value="1112000">
            <text:p>1112000</text:p>
          </table:table-cell>
          <table:table-cell office:value-type="float" office:value="89.64">
            <text:p>89.64</text:p>
          </table:table-cell>
          <table:table-cell/>
        </table:table-row>
        <table:table-row table:style-name="ro1">
          <table:table-cell office:value-type="float" office:value="1113000">
            <text:p>1113000</text:p>
          </table:table-cell>
          <table:table-cell office:value-type="float" office:value="89.52">
            <text:p>89.52</text:p>
          </table:table-cell>
          <table:table-cell/>
        </table:table-row>
        <table:table-row table:style-name="ro1">
          <table:table-cell office:value-type="float" office:value="1114000">
            <text:p>1114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115000">
            <text:p>1115000</text:p>
          </table:table-cell>
          <table:table-cell office:value-type="float" office:value="90.64">
            <text:p>90.64</text:p>
          </table:table-cell>
          <table:table-cell/>
        </table:table-row>
        <table:table-row table:style-name="ro1">
          <table:table-cell office:value-type="float" office:value="1116000">
            <text:p>1116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1117000">
            <text:p>1117000</text:p>
          </table:table-cell>
          <table:table-cell office:value-type="float" office:value="90.68">
            <text:p>90.68</text:p>
          </table:table-cell>
          <table:table-cell/>
        </table:table-row>
        <table:table-row table:style-name="ro1">
          <table:table-cell office:value-type="float" office:value="1118000">
            <text:p>1118000</text:p>
          </table:table-cell>
          <table:table-cell office:value-type="float" office:value="90.24">
            <text:p>90.24</text:p>
          </table:table-cell>
          <table:table-cell/>
        </table:table-row>
        <table:table-row table:style-name="ro1">
          <table:table-cell office:value-type="float" office:value="1119000">
            <text:p>1119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121000">
            <text:p>1121000</text:p>
          </table:table-cell>
          <table:table-cell office:value-type="float" office:value="89.7">
            <text:p>89.7</text:p>
          </table:table-cell>
          <table:table-cell/>
        </table:table-row>
        <table:table-row table:style-name="ro1">
          <table:table-cell office:value-type="float" office:value="1122000">
            <text:p>1122000</text:p>
          </table:table-cell>
          <table:table-cell office:value-type="float" office:value="90.44">
            <text:p>90.44</text:p>
          </table:table-cell>
          <table:table-cell/>
        </table:table-row>
        <table:table-row table:style-name="ro1">
          <table:table-cell office:value-type="float" office:value="1123000">
            <text:p>1123000</text:p>
          </table:table-cell>
          <table:table-cell office:value-type="float" office:value="90.38">
            <text:p>90.38</text:p>
          </table:table-cell>
          <table:table-cell/>
        </table:table-row>
        <table:table-row table:style-name="ro1">
          <table:table-cell office:value-type="float" office:value="1124000">
            <text:p>1124000</text:p>
          </table:table-cell>
          <table:table-cell office:value-type="float" office:value="90.18">
            <text:p>90.18</text:p>
          </table:table-cell>
          <table:table-cell/>
        </table:table-row>
        <table:table-row table:style-name="ro1">
          <table:table-cell office:value-type="float" office:value="1125000">
            <text:p>1125000</text:p>
          </table:table-cell>
          <table:table-cell office:value-type="float" office:value="89.94">
            <text:p>89.94</text:p>
          </table:table-cell>
          <table:table-cell/>
        </table:table-row>
        <table:table-row table:style-name="ro1">
          <table:table-cell office:value-type="float" office:value="1126000">
            <text:p>1126000</text:p>
          </table:table-cell>
          <table:table-cell office:value-type="float" office:value="90.28">
            <text:p>90.28</text:p>
          </table:table-cell>
          <table:table-cell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90.18">
            <text:p>90.18</text:p>
          </table:table-cell>
          <table:table-cell/>
        </table:table-row>
        <table:table-row table:style-name="ro1">
          <table:table-cell office:value-type="float" office:value="1128000">
            <text:p>1128000</text:p>
          </table:table-cell>
          <table:table-cell office:value-type="float" office:value="89.92">
            <text:p>89.92</text:p>
          </table:table-cell>
          <table:table-cell/>
        </table:table-row>
        <table:table-row table:style-name="ro1">
          <table:table-cell office:value-type="float" office:value="1129000">
            <text:p>1129000</text:p>
          </table:table-cell>
          <table:table-cell office:value-type="float" office:value="89.52">
            <text:p>89.52</text:p>
          </table:table-cell>
          <table:table-cell/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90.5">
            <text:p>90.5</text:p>
          </table:table-cell>
          <table:table-cell/>
        </table:table-row>
        <table:table-row table:style-name="ro1">
          <table:table-cell office:value-type="float" office:value="1131000">
            <text:p>1131000</text:p>
          </table:table-cell>
          <table:table-cell office:value-type="float" office:value="90.24">
            <text:p>90.24</text:p>
          </table:table-cell>
          <table:table-cell/>
        </table:table-row>
        <table:table-row table:style-name="ro1">
          <table:table-cell office:value-type="float" office:value="1132000">
            <text:p>1132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133000">
            <text:p>1133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1134000">
            <text:p>1134000</text:p>
          </table:table-cell>
          <table:table-cell office:value-type="float" office:value="90.28">
            <text:p>90.28</text:p>
          </table:table-cell>
          <table:table-cell/>
        </table:table-row>
        <table:table-row table:style-name="ro1">
          <table:table-cell office:value-type="float" office:value="1135000">
            <text:p>1135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1136000">
            <text:p>1136000</text:p>
          </table:table-cell>
          <table:table-cell office:value-type="float" office:value="90.38">
            <text:p>90.38</text:p>
          </table:table-cell>
          <table:table-cell/>
        </table:table-row>
        <table:table-row table:style-name="ro1">
          <table:table-cell office:value-type="float" office:value="1137000">
            <text:p>1137000</text:p>
          </table:table-cell>
          <table:table-cell office:value-type="float" office:value="90.96">
            <text:p>90.96</text:p>
          </table:table-cell>
          <table:table-cell/>
        </table:table-row>
        <table:table-row table:style-name="ro1">
          <table:table-cell office:value-type="float" office:value="1138000">
            <text:p>1138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139000">
            <text:p>1139000</text:p>
          </table:table-cell>
          <table:table-cell office:value-type="float" office:value="90.2">
            <text:p>90.2</text:p>
          </table:table-cell>
          <table:table-cell/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1141000">
            <text:p>1141000</text:p>
          </table:table-cell>
          <table:table-cell office:value-type="float" office:value="90.3">
            <text:p>90.3</text:p>
          </table:table-cell>
          <table:table-cell/>
        </table:table-row>
        <table:table-row table:style-name="ro1">
          <table:table-cell office:value-type="float" office:value="1142000">
            <text:p>1142000</text:p>
          </table:table-cell>
          <table:table-cell office:value-type="float" office:value="89.98">
            <text:p>89.98</text:p>
          </table:table-cell>
          <table:table-cell/>
        </table:table-row>
        <table:table-row table:style-name="ro1">
          <table:table-cell office:value-type="float" office:value="1143000">
            <text:p>1143000</text:p>
          </table:table-cell>
          <table:table-cell office:value-type="float" office:value="90.12">
            <text:p>90.12</text:p>
          </table:table-cell>
          <table:table-cell/>
        </table:table-row>
        <table:table-row table:style-name="ro1">
          <table:table-cell office:value-type="float" office:value="1144000">
            <text:p>1144000</text:p>
          </table:table-cell>
          <table:table-cell office:value-type="float" office:value="89.54">
            <text:p>89.54</text:p>
          </table:table-cell>
          <table:table-cell/>
        </table:table-row>
        <table:table-row table:style-name="ro1">
          <table:table-cell office:value-type="float" office:value="1145000">
            <text:p>1145000</text:p>
          </table:table-cell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1146000">
            <text:p>1146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1147000">
            <text:p>1147000</text:p>
          </table:table-cell>
          <table:table-cell office:value-type="float" office:value="89.28">
            <text:p>89.28</text:p>
          </table:table-cell>
          <table:table-cell/>
        </table:table-row>
        <table:table-row table:style-name="ro1">
          <table:table-cell office:value-type="float" office:value="1148000">
            <text:p>1148000</text:p>
          </table:table-cell>
          <table:table-cell office:value-type="float" office:value="90.12">
            <text:p>90.12</text:p>
          </table:table-cell>
          <table:table-cell/>
        </table:table-row>
        <table:table-row table:style-name="ro1">
          <table:table-cell office:value-type="float" office:value="1149000">
            <text:p>1149000</text:p>
          </table:table-cell>
          <table:table-cell office:value-type="float" office:value="90.22">
            <text:p>90.22</text:p>
          </table:table-cell>
          <table:table-cell/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89.9">
            <text:p>89.9</text:p>
          </table:table-cell>
          <table:table-cell/>
        </table:table-row>
        <table:table-row table:style-name="ro1">
          <table:table-cell office:value-type="float" office:value="1151000">
            <text:p>1151000</text:p>
          </table:table-cell>
          <table:table-cell office:value-type="float" office:value="89.64">
            <text:p>89.64</text:p>
          </table:table-cell>
          <table:table-cell/>
        </table:table-row>
        <table:table-row table:style-name="ro1">
          <table:table-cell office:value-type="float" office:value="1152000">
            <text:p>1152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1153000">
            <text:p>1153000</text:p>
          </table:table-cell>
          <table:table-cell office:value-type="float" office:value="90.2">
            <text:p>90.2</text:p>
          </table:table-cell>
          <table:table-cell/>
        </table:table-row>
        <table:table-row table:style-name="ro1">
          <table:table-cell office:value-type="float" office:value="1154000">
            <text:p>1154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1155000">
            <text:p>1155000</text:p>
          </table:table-cell>
          <table:table-cell office:value-type="float" office:value="91.18">
            <text:p>91.18</text:p>
          </table:table-cell>
          <table:table-cell/>
        </table:table-row>
        <table:table-row table:style-name="ro1">
          <table:table-cell office:value-type="float" office:value="1156000">
            <text:p>1156000</text:p>
          </table:table-cell>
          <table:table-cell office:value-type="float" office:value="89.62">
            <text:p>89.62</text:p>
          </table:table-cell>
          <table:table-cell/>
        </table:table-row>
        <table:table-row table:style-name="ro1">
          <table:table-cell office:value-type="float" office:value="1157000">
            <text:p>1157000</text:p>
          </table:table-cell>
          <table:table-cell office:value-type="float" office:value="89.28">
            <text:p>89.28</text:p>
          </table:table-cell>
          <table:table-cell/>
        </table:table-row>
        <table:table-row table:style-name="ro1">
          <table:table-cell office:value-type="float" office:value="1158000">
            <text:p>1158000</text:p>
          </table:table-cell>
          <table:table-cell office:value-type="float" office:value="90.32">
            <text:p>90.32</text:p>
          </table:table-cell>
          <table:table-cell/>
        </table:table-row>
        <table:table-row table:style-name="ro1">
          <table:table-cell office:value-type="float" office:value="1159000">
            <text:p>1159000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1161000">
            <text:p>1161000</text:p>
          </table:table-cell>
          <table:table-cell office:value-type="float" office:value="90.42">
            <text:p>90.42</text:p>
          </table:table-cell>
          <table:table-cell/>
        </table:table-row>
        <table:table-row table:style-name="ro1">
          <table:table-cell office:value-type="float" office:value="1162000">
            <text:p>1162000</text:p>
          </table:table-cell>
          <table:table-cell office:value-type="float" office:value="90.2">
            <text:p>90.2</text:p>
          </table:table-cell>
          <table:table-cell/>
        </table:table-row>
        <table:table-row table:style-name="ro1">
          <table:table-cell office:value-type="float" office:value="1163000">
            <text:p>1163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1164000">
            <text:p>1164000</text:p>
          </table:table-cell>
          <table:table-cell office:value-type="float" office:value="90.34">
            <text:p>90.34</text:p>
          </table:table-cell>
          <table:table-cell/>
        </table:table-row>
        <table:table-row table:style-name="ro1">
          <table:table-cell office:value-type="float" office:value="1165000">
            <text:p>1165000</text:p>
          </table:table-cell>
          <table:table-cell office:value-type="float" office:value="90.12">
            <text:p>90.12</text:p>
          </table:table-cell>
          <table:table-cell/>
        </table:table-row>
        <table:table-row table:style-name="ro1">
          <table:table-cell office:value-type="float" office:value="1166000">
            <text:p>1166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1167000">
            <text:p>1167000</text:p>
          </table:table-cell>
          <table:table-cell office:value-type="float" office:value="90.4">
            <text:p>90.4</text:p>
          </table:table-cell>
          <table:table-cell/>
        </table:table-row>
        <table:table-row table:style-name="ro1">
          <table:table-cell office:value-type="float" office:value="1168000">
            <text:p>1168000</text:p>
          </table:table-cell>
          <table:table-cell office:value-type="float" office:value="90.46">
            <text:p>90.46</text:p>
          </table:table-cell>
          <table:table-cell/>
        </table:table-row>
        <table:table-row table:style-name="ro1">
          <table:table-cell office:value-type="float" office:value="1169000">
            <text:p>1169000</text:p>
          </table:table-cell>
          <table:table-cell office:value-type="float" office:value="90.52">
            <text:p>90.52</text:p>
          </table:table-cell>
          <table:table-cell/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89.84">
            <text:p>89.84</text:p>
          </table:table-cell>
          <table:table-cell/>
        </table:table-row>
        <table:table-row table:style-name="ro1">
          <table:table-cell office:value-type="float" office:value="1171000">
            <text:p>1171000</text:p>
          </table:table-cell>
          <table:table-cell office:value-type="float" office:value="89.94">
            <text:p>89.94</text:p>
          </table:table-cell>
          <table:table-cell/>
        </table:table-row>
        <table:table-row table:style-name="ro1">
          <table:table-cell office:value-type="float" office:value="1172000">
            <text:p>1172000</text:p>
          </table:table-cell>
          <table:table-cell office:value-type="float" office:value="89.76">
            <text:p>89.76</text:p>
          </table:table-cell>
          <table:table-cell/>
        </table:table-row>
        <table:table-row table:style-name="ro1">
          <table:table-cell office:value-type="float" office:value="1173000">
            <text:p>1173000</text:p>
          </table:table-cell>
          <table:table-cell office:value-type="float" office:value="90.1">
            <text:p>90.1</text:p>
          </table:table-cell>
          <table:table-cell/>
        </table:table-row>
        <table:table-row table:style-name="ro1">
          <table:table-cell office:value-type="float" office:value="1174000">
            <text:p>1174000</text:p>
          </table:table-cell>
          <table:table-cell office:value-type="float" office:value="89.36">
            <text:p>89.36</text:p>
          </table:table-cell>
          <table:table-cell/>
        </table:table-row>
        <table:table-row table:style-name="ro1">
          <table:table-cell office:value-type="float" office:value="1175000">
            <text:p>1175000</text:p>
          </table:table-cell>
          <table:table-cell office:value-type="float" office:value="89.82">
            <text:p>89.82</text:p>
          </table:table-cell>
          <table:table-cell/>
        </table:table-row>
        <table:table-row table:style-name="ro1">
          <table:table-cell office:value-type="float" office:value="1176000">
            <text:p>1176000</text:p>
          </table:table-cell>
          <table:table-cell office:value-type="float" office:value="90.34">
            <text:p>90.34</text:p>
          </table:table-cell>
          <table:table-cell/>
        </table:table-row>
        <table:table-row table:style-name="ro1">
          <table:table-cell office:value-type="float" office:value="1177000">
            <text:p>1177000</text:p>
          </table:table-cell>
          <table:table-cell office:value-type="float" office:value="89.78">
            <text:p>89.78</text:p>
          </table:table-cell>
          <table:table-cell/>
        </table:table-row>
        <table:table-row table:style-name="ro1">
          <table:table-cell office:value-type="float" office:value="1178000">
            <text:p>1178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1179000">
            <text:p>1179000</text:p>
          </table:table-cell>
          <table:table-cell office:value-type="float" office:value="89.68">
            <text:p>89.68</text:p>
          </table:table-cell>
          <table:table-cell/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181000">
            <text:p>1181000</text:p>
          </table:table-cell>
          <table:table-cell office:value-type="float" office:value="90.26">
            <text:p>90.26</text:p>
          </table:table-cell>
          <table:table-cell/>
        </table:table-row>
        <table:table-row table:style-name="ro1">
          <table:table-cell office:value-type="float" office:value="1182000">
            <text:p>1182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1183000">
            <text:p>1183000</text:p>
          </table:table-cell>
          <table:table-cell office:value-type="float" office:value="89.24">
            <text:p>89.24</text:p>
          </table:table-cell>
          <table:table-cell/>
        </table:table-row>
        <table:table-row table:style-name="ro1">
          <table:table-cell office:value-type="float" office:value="1184000">
            <text:p>1184000</text:p>
          </table:table-cell>
          <table:table-cell office:value-type="float" office:value="89.96">
            <text:p>89.96</text:p>
          </table:table-cell>
          <table:table-cell/>
        </table:table-row>
        <table:table-row table:style-name="ro1">
          <table:table-cell office:value-type="float" office:value="1185000">
            <text:p>1185000</text:p>
          </table:table-cell>
          <table:table-cell office:value-type="float" office:value="89.8">
            <text:p>89.8</text:p>
          </table:table-cell>
          <table:table-cell/>
        </table:table-row>
        <table:table-row table:style-name="ro1">
          <table:table-cell office:value-type="float" office:value="1186000">
            <text:p>1186000</text:p>
          </table:table-cell>
          <table:table-cell office:value-type="float" office:value="89.22">
            <text:p>89.22</text:p>
          </table:table-cell>
          <table:table-cell/>
        </table:table-row>
        <table:table-row table:style-name="ro1">
          <table:table-cell office:value-type="float" office:value="1187000">
            <text:p>1187000</text:p>
          </table:table-cell>
          <table:table-cell office:value-type="float" office:value="89.72">
            <text:p>89.72</text:p>
          </table:table-cell>
          <table:table-cell/>
        </table:table-row>
        <table:table-row table:style-name="ro1">
          <table:table-cell office:value-type="float" office:value="1188000">
            <text:p>1188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1189000">
            <text:p>1189000</text:p>
          </table:table-cell>
          <table:table-cell office:value-type="float" office:value="89.74">
            <text:p>89.74</text:p>
          </table:table-cell>
          <table:table-cell/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89.86">
            <text:p>89.86</text:p>
          </table:table-cell>
          <table:table-cell/>
        </table:table-row>
        <table:table-row table:style-name="ro1">
          <table:table-cell office:value-type="float" office:value="1191000">
            <text:p>1191000</text:p>
          </table:table-cell>
          <table:table-cell office:value-type="float" office:value="89.44">
            <text:p>89.44</text:p>
          </table:table-cell>
          <table:table-cell/>
        </table:table-row>
        <table:table-row table:style-name="ro1">
          <table:table-cell office:value-type="float" office:value="1192000">
            <text:p>1192000</text:p>
          </table:table-cell>
          <table:table-cell office:value-type="float" office:value="89.68">
            <text:p>89.68</text:p>
          </table:table-cell>
          <table:table-cell/>
        </table:table-row>
        <table:table-row table:style-name="ro1">
          <table:table-cell office:value-type="float" office:value="1193000">
            <text:p>1193000</text:p>
          </table:table-cell>
          <table:table-cell office:value-type="float" office:value="90.26">
            <text:p>90.26</text:p>
          </table:table-cell>
          <table:table-cell/>
        </table:table-row>
        <table:table-row table:style-name="ro1">
          <table:table-cell office:value-type="float" office:value="1194000">
            <text:p>1194000</text:p>
          </table:table-cell>
          <table:table-cell office:value-type="float" office:value="90.02">
            <text:p>90.02</text:p>
          </table:table-cell>
          <table:table-cell/>
        </table:table-row>
        <table:table-row table:style-name="ro1">
          <table:table-cell office:value-type="float" office:value="1195000">
            <text:p>1195000</text:p>
          </table:table-cell>
          <table:table-cell office:value-type="float" office:value="89.78">
            <text:p>89.78</text:p>
          </table:table-cell>
          <table:table-cell/>
        </table:table-row>
        <table:table-row table:style-name="ro1">
          <table:table-cell office:value-type="float" office:value="1196000">
            <text:p>1196000</text:p>
          </table:table-cell>
          <table:table-cell office:value-type="float" office:value="89.26">
            <text:p>89.26</text:p>
          </table:table-cell>
          <table:table-cell/>
        </table:table-row>
        <table:table-row table:style-name="ro1">
          <table:table-cell office:value-type="float" office:value="1197000">
            <text:p>1197000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 office:value-type="float" office:value="1198000">
            <text:p>1198000</text:p>
          </table:table-cell>
          <table:table-cell office:value-type="float" office:value="90.54">
            <text:p>90.54</text:p>
          </table:table-cell>
          <table:table-cell/>
        </table:table-row>
        <table:table-row table:style-name="ro1">
          <table:table-cell office:value-type="float" office:value="1199000">
            <text:p>1199000</text:p>
          </table:table-cell>
          <table:table-cell office:value-type="float" office:value="90.42">
            <text:p>90.4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20:2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20:23:28</dc:date>
    <dc:creator>Raphael Zumbrunn</dc:creator>
    <meta:document-statistic meta:table-count="1" meta:cell-count="2400" meta:object-count="1"/>
    <meta:generator>OpenOffice/4.1.6$Unix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A1:Tabelle1.B1200" svg:x="0.77cm" svg:y="0.855cm" svg:width="11.923cm" svg:height="7.545cm">
          <chartooo:coordinate-region svg:x="1.577cm" svg:y="1.054cm" svg:width="10.4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1200" chart:class="chart:scatter">
            <chart:domain table:cell-range-address="Tabelle1.A1:Tabelle1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1:Tabelle1.A1200</svg:desc>
                </draw:g>
              </table:table-cell>
              <table:table-cell office:value-type="float" office:value="10.78">
                <text:p>10.78</text:p>
                <draw:g>
                  <svg:desc>Tabelle1.B1:Tabelle1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29.26">
                <text:p>29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34.32">
                <text:p>34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35.84">
                <text:p>35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41.42">
                <text:p>41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58.48">
                <text:p>58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58.84">
                <text:p>58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61.54">
                <text:p>61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62.94">
                <text:p>62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62.96">
                <text:p>62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63.86">
                <text:p>63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64.44">
                <text:p>6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67.68">
                <text:p>67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67.68">
                <text:p>67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67.78">
                <text:p>67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67.48">
                <text:p>67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68.44">
                <text:p>68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67.32">
                <text:p>67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68.72">
                <text:p>68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69.98">
                <text:p>69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69.68">
                <text:p>69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70.02">
                <text:p>7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71.18">
                <text:p>71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72.82">
                <text:p>72.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73.04">
                <text:p>73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72.64">
                <text:p>72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73.22">
                <text:p>73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76.28">
                <text:p>76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76.84">
                <text:p>76.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78.18">
                <text:p>78.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80.32">
                <text:p>80.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78.48">
                <text:p>78.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79.72">
                <text:p>79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79.48">
                <text:p>79.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79.98">
                <text:p>79.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80.72">
                <text:p>80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79.98">
                <text:p>79.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80.74">
                <text:p>80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80.68">
                <text:p>80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80.82">
                <text:p>80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81.02">
                <text:p>81.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80.74">
                <text:p>80.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81.42">
                <text:p>81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81.04">
                <text:p>81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82.34">
                <text:p>82.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82.38">
                <text:p>82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82.46">
                <text:p>82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82.38">
                <text:p>82.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83.64">
                <text:p>83.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83.52">
                <text:p>83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82.88">
                <text:p>82.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83.18">
                <text:p>83.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82.28">
                <text:p>82.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81.86">
                <text:p>81.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82.92">
                <text:p>82.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84.24">
                <text:p>84.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82.52">
                <text:p>82.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83.32">
                <text:p>83.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83.88">
                <text:p>83.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83.58">
                <text:p>83.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83.32">
                <text:p>83.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85.46">
                <text:p>85.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85.02">
                <text:p>85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85.42">
                <text:p>85.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84.08">
                <text:p>84.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85.16">
                <text:p>85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85.76">
                <text:p>85.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84.82">
                <text:p>84.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85.28">
                <text:p>85.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85.98">
                <text:p>85.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84.82">
                <text:p>84.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85.08">
                <text:p>85.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86.26">
                <text:p>86.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86.04">
                <text:p>86.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85.54">
                <text:p>85.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85.28">
                <text:p>85.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85.74">
                <text:p>85.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85.78">
                <text:p>85.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85.98">
                <text:p>85.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86.02">
                <text:p>86.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84.82">
                <text:p>84.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85.42">
                <text:p>85.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85.78">
                <text:p>85.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86.36">
                <text:p>86.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85.92">
                <text:p>85.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86.22">
                <text:p>86.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86.26">
                <text:p>86.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86.22">
                <text:p>86.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85.58">
                <text:p>85.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86.52">
                <text:p>86.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86.22">
                <text:p>86.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85.48">
                <text:p>85.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85.78">
                <text:p>85.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86.08">
                <text:p>86.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86.52">
                <text:p>86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86.26">
                <text:p>86.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87.18">
                <text:p>87.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85.98">
                <text:p>85.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86.98">
                <text:p>86.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87.38">
                <text:p>87.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86.54">
                <text:p>86.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86.54">
                <text:p>86.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86.86">
                <text:p>86.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87.26">
                <text:p>87.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87.16">
                <text:p>87.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87.18">
                <text:p>87.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86.54">
                <text:p>86.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87.16">
                <text:p>87.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87.82">
                <text:p>87.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87.54">
                <text:p>87.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87.34">
                <text:p>87.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87.38">
                <text:p>87.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86.96">
                <text:p>86.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86.98">
                <text:p>86.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87.48">
                <text:p>87.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87.54">
                <text:p>87.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87.18">
                <text:p>87.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86.26">
                <text:p>86.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87.34">
                <text:p>87.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87.18">
                <text:p>87.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87.82">
                <text:p>87.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87.68">
                <text:p>87.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87.46">
                <text:p>87.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87.92">
                <text:p>87.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87.92">
                <text:p>87.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87.46">
                <text:p>87.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87.18">
                <text:p>87.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86.96">
                <text:p>86.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87.82">
                <text:p>87.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89.02">
                <text:p>89.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89.02">
                <text:p>89.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88.82">
                <text:p>88.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88.54">
                <text:p>88.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89.02">
                <text:p>89.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87.68">
                <text:p>87.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88.38">
                <text:p>88.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88.78">
                <text:p>88.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88.82">
                <text:p>88.8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88.54">
                <text:p>88.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88.82">
                <text:p>88.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89.02">
                <text:p>89.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89.34">
                <text:p>89.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87.92">
                <text:p>87.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87.92">
                <text:p>87.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88.82">
                <text:p>88.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89.34">
                <text:p>89.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89.34">
                <text:p>89.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88.58">
                <text:p>88.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00">
                <text:p>100000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000">
                <text:p>10010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000">
                <text:p>1002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000">
                <text:p>100300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000">
                <text:p>1004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000">
                <text:p>1005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000">
                <text:p>1006000</text:p>
              </table:table-cell>
              <table:table-cell office:value-type="float" office:value="89.58">
                <text:p>89.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000">
                <text:p>1007000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000">
                <text:p>1008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000">
                <text:p>1009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000">
                <text:p>1010000</text:p>
              </table:table-cell>
              <table:table-cell office:value-type="float" office:value="89.06">
                <text:p>89.0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000">
                <text:p>1011000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000">
                <text:p>101200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000">
                <text:p>1013000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000">
                <text:p>1014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000">
                <text:p>1015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000">
                <text:p>1016000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000">
                <text:p>101700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000">
                <text:p>1018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000">
                <text:p>1019000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000">
                <text:p>102000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000">
                <text:p>1021000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000">
                <text:p>1022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000">
                <text:p>1023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000">
                <text:p>1024000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000">
                <text:p>1025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000">
                <text:p>1026000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000">
                <text:p>10270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000">
                <text:p>1028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000">
                <text:p>1029000</text:p>
              </table:table-cell>
              <table:table-cell office:value-type="float" office:value="89.34">
                <text:p>89.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000">
                <text:p>1030000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000">
                <text:p>1031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000">
                <text:p>1032000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000">
                <text:p>103300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000">
                <text:p>1034000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000">
                <text:p>1035000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000">
                <text:p>103600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000">
                <text:p>1037000</text:p>
              </table:table-cell>
              <table:table-cell office:value-type="float" office:value="89.58">
                <text:p>89.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000">
                <text:p>1038000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000">
                <text:p>10390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000">
                <text:p>10400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000">
                <text:p>1041000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000">
                <text:p>104200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000">
                <text:p>10430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000">
                <text:p>104400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000">
                <text:p>1045000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000">
                <text:p>1046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000">
                <text:p>104700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000">
                <text:p>1048000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000">
                <text:p>1049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000">
                <text:p>1050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000">
                <text:p>1051000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000">
                <text:p>10520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000">
                <text:p>1053000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000">
                <text:p>105400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000">
                <text:p>1055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000">
                <text:p>1056000</text:p>
              </table:table-cell>
              <table:table-cell office:value-type="float" office:value="90.66">
                <text:p>90.6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000">
                <text:p>1057000</text:p>
              </table:table-cell>
              <table:table-cell office:value-type="float" office:value="89.02">
                <text:p>89.0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000">
                <text:p>1058000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000">
                <text:p>1059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000">
                <text:p>1060000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000">
                <text:p>106100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000">
                <text:p>1062000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000">
                <text:p>1063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000">
                <text:p>106400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000">
                <text:p>1065000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000">
                <text:p>106600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000">
                <text:p>1067000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000">
                <text:p>1068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000">
                <text:p>1069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000">
                <text:p>1070000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000">
                <text:p>1071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000">
                <text:p>1072000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000">
                <text:p>1073000</text:p>
              </table:table-cell>
              <table:table-cell office:value-type="float" office:value="89.34">
                <text:p>89.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000">
                <text:p>1074000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000">
                <text:p>10750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000">
                <text:p>1076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000">
                <text:p>1077000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000">
                <text:p>1078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000">
                <text:p>1079000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000">
                <text:p>1080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000">
                <text:p>108100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000">
                <text:p>1082000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000">
                <text:p>1083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000">
                <text:p>1084000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000">
                <text:p>1085000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000">
                <text:p>1086000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000">
                <text:p>108700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000">
                <text:p>10880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000">
                <text:p>1089000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000">
                <text:p>1090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000">
                <text:p>1091000</text:p>
              </table:table-cell>
              <table:table-cell office:value-type="float" office:value="90.38">
                <text:p>90.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000">
                <text:p>1092000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000">
                <text:p>1093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000">
                <text:p>1094000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000">
                <text:p>109500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000">
                <text:p>1096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000">
                <text:p>1097000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000">
                <text:p>109800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000">
                <text:p>1099000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000">
                <text:p>11000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000">
                <text:p>11010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000">
                <text:p>1102000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000">
                <text:p>1103000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000">
                <text:p>1104000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000">
                <text:p>1105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000">
                <text:p>1106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000">
                <text:p>1107000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000">
                <text:p>1108000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000">
                <text:p>1109000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000">
                <text:p>1110000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000">
                <text:p>111100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000">
                <text:p>1112000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000">
                <text:p>1113000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000">
                <text:p>1114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000">
                <text:p>1115000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000">
                <text:p>1116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000">
                <text:p>1117000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000">
                <text:p>111800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000">
                <text:p>1119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000">
                <text:p>1120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000">
                <text:p>1121000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000">
                <text:p>112200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000">
                <text:p>1123000</text:p>
              </table:table-cell>
              <table:table-cell office:value-type="float" office:value="90.38">
                <text:p>90.3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000">
                <text:p>1124000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000">
                <text:p>112500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000">
                <text:p>1126000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000">
                <text:p>1127000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000">
                <text:p>1128000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000">
                <text:p>1129000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000">
                <text:p>113000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000">
                <text:p>113100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000">
                <text:p>1132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000">
                <text:p>1133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000">
                <text:p>1134000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000">
                <text:p>1135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000">
                <text:p>1136000</text:p>
              </table:table-cell>
              <table:table-cell office:value-type="float" office:value="90.38">
                <text:p>90.3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000">
                <text:p>1137000</text:p>
              </table:table-cell>
              <table:table-cell office:value-type="float" office:value="90.96">
                <text:p>90.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000">
                <text:p>1138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000">
                <text:p>113900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000">
                <text:p>1140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000">
                <text:p>1141000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000">
                <text:p>1142000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000">
                <text:p>11430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000">
                <text:p>1144000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000">
                <text:p>11450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000">
                <text:p>1146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000">
                <text:p>1147000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000">
                <text:p>11480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000">
                <text:p>1149000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000">
                <text:p>115000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000">
                <text:p>1151000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000">
                <text:p>1152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000">
                <text:p>115300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000">
                <text:p>1154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000">
                <text:p>1155000</text:p>
              </table:table-cell>
              <table:table-cell office:value-type="float" office:value="91.18">
                <text:p>91.1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000">
                <text:p>1156000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000">
                <text:p>1157000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000">
                <text:p>1158000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000">
                <text:p>11590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000">
                <text:p>1160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000">
                <text:p>1161000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000">
                <text:p>116200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000">
                <text:p>1163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000">
                <text:p>1164000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000">
                <text:p>11650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000">
                <text:p>1166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000">
                <text:p>1167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000">
                <text:p>1168000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000">
                <text:p>1169000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000">
                <text:p>1170000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000">
                <text:p>117100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000">
                <text:p>1172000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000">
                <text:p>117300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000">
                <text:p>117400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000">
                <text:p>1175000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000">
                <text:p>1176000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000">
                <text:p>1177000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000">
                <text:p>1178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000">
                <text:p>1179000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000">
                <text:p>1180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000">
                <text:p>1181000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000">
                <text:p>1182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000">
                <text:p>1183000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000">
                <text:p>11840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000">
                <text:p>118500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000">
                <text:p>1186000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000">
                <text:p>11870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000">
                <text:p>1188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000">
                <text:p>1189000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000">
                <text:p>119000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000">
                <text:p>1191000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000">
                <text:p>1192000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000">
                <text:p>1193000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000">
                <text:p>1194000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000">
                <text:p>1195000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000">
                <text:p>119600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000">
                <text:p>119700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000">
                <text:p>1198000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000">
                <text:p>1199000</text:p>
              </table:table-cell>
              <table:table-cell office:value-type="float" office:value="90.42">
                <text:p>9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